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1c7abc7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e8284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26810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paragraph-rsid="01c261d7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paragraph-rsid="01c7abc7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paragraph-rsid="01c854a0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2" style:font-size-complex="12pt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213c42" style:font-weight-asian="bold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791e41" style:font-weight-asian="bold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8c33c7" style:font-weight-asian="bold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3084a2a" style:font-weight-asian="bold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30b386a" style:font-weight-asian="bold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2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d2748f" style:font-name-complex="Times New Roman2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c5b85c" style:font-name-complex="Times New Roman2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e9dda9" style:font-name-complex="Times New Roman2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ransliteration1" officeooo:rsid="01bb6611" officeooo:paragraph-rsid="01c261d7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854a0" officeooo:paragraph-rsid="01c854a0" style:font-name-complex="Times New Roman2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bb55b" officeooo:paragraph-rsid="01c3673a" style:font-name-complex="Times New Roman2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2" style:font-size-complex="12pt" style:font-style-complex="normal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2" style:font-size-complex="12pt" style:font-style-complex="normal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2" style:font-size-complex="12pt" style:font-style-complex="normal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c7abc7" style:font-style-asian="normal" style:font-name-complex="Times New Roman2" style:font-size-complex="12pt" style:font-style-complex="normal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1a55361" officeooo:paragraph-rsid="01ef44e0" style:font-style-asian="normal" style:font-weight-asian="bold" style:font-name-complex="Times New Roman2" style:font-size-complex="12pt" style:font-style-complex="normal" style:font-weight-complex="bold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e9dda9" officeooo:paragraph-rsid="01ef44e0" style:font-style-asian="normal" style:font-weight-asian="normal" style:font-name-complex="Times New Roman2" style:font-size-complex="12pt" style:font-style-complex="normal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05479" officeooo:paragraph-rsid="01f05479" style:font-style-asian="normal" style:font-weight-asian="normal" style:font-name-complex="Times New Roman2" style:font-size-complex="12pt" style:font-style-complex="normal" style:font-weight-complex="normal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1f1d686" style:font-style-asian="normal" style:font-weight-asian="normal" style:font-name-complex="Times New Roman2" style:font-size-complex="12pt" style:font-style-complex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21bc77b" style:font-style-asian="normal" style:font-weight-asian="normal" style:font-name-complex="Times New Roman2" style:font-size-complex="12pt" style:font-style-complex="normal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fa615" officeooo:paragraph-rsid="01ff79e8" style:font-style-asian="normal" style:font-weight-asian="normal" style:font-name-complex="Times New Roman2" style:font-size-complex="12pt" style:font-style-complex="normal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0bb4cf" style:font-style-asian="normal" style:font-weight-asian="normal" style:font-name-complex="Times New Roman2" style:font-size-complex="12pt" style:font-style-complex="normal" style:font-weight-complex="normal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791e41" style:font-style-asian="normal" style:font-weight-asian="normal" style:font-name-complex="Times New Roman2" style:font-size-complex="12pt" style:font-style-complex="normal" style:font-weight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8d42e0" style:font-style-asian="normal" style:font-weight-asian="normal" style:font-name-complex="Times New Roman2" style:font-size-complex="12pt" style:font-style-complex="normal" style:font-weight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0f9533" officeooo:paragraph-rsid="02e13cf5" style:font-style-asian="normal" style:font-weight-asian="normal" style:font-name-complex="Times New Roman2" style:font-size-complex="12pt" style:font-style-complex="normal" style:font-weight-complex="normal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213c42" style:font-style-asian="normal" style:font-weight-asian="normal" style:font-name-complex="Times New Roman2" style:font-size-complex="12pt" style:font-style-complex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791e41" style:font-style-asian="normal" style:font-weight-asian="normal" style:font-name-complex="Times New Roman2" style:font-size-complex="12pt" style:font-style-complex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28c33c7" style:font-style-asian="normal" style:font-weight-asian="normal" style:font-name-complex="Times New Roman2" style:font-size-complex="12pt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3084a2a" style:font-style-asian="normal" style:font-weight-asian="normal" style:font-name-complex="Times New Roman2" style:font-size-complex="12pt" style:font-style-complex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213c42" officeooo:paragraph-rsid="030b386a" style:font-style-asian="normal" style:font-weight-asian="normal" style:font-name-complex="Times New Roman2" style:font-size-complex="12pt" style:font-style-complex="normal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34945" officeooo:paragraph-rsid="02434945" style:font-style-asian="normal" style:font-weight-asian="normal" style:font-name-complex="Times New Roman2" style:font-size-complex="12pt" style:font-style-complex="normal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47238f" officeooo:paragraph-rsid="0247238f" style:font-style-asian="normal" style:font-weight-asian="normal" style:font-name-complex="Times New Roman2" style:font-size-complex="12pt" style:font-style-complex="normal" style:font-weight-complex="normal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081b2" officeooo:paragraph-rsid="025081b2" style:font-style-asian="normal" style:font-weight-asian="normal" style:font-name-complex="Times New Roman2" style:font-size-complex="12pt" style:font-style-complex="normal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434b1" officeooo:paragraph-rsid="025434b1" style:font-style-asian="normal" style:font-weight-asian="normal" style:font-name-complex="Times New Roman2" style:font-size-complex="12pt" style:font-style-complex="normal" style:font-weight-complex="normal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56b750" officeooo:paragraph-rsid="0256b750" style:font-style-asian="normal" style:font-weight-asian="normal" style:font-name-complex="Times New Roman2" style:font-size-complex="12pt" style:font-style-complex="normal" style:font-weight-complex="normal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e7f85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76fbb7" style:font-style-asian="normal" style:font-weight-asian="normal" style:font-name-complex="Times New Roman2" style:font-size-complex="12pt" style:font-style-complex="normal" style:font-weight-complex="normal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60f33f" style:font-style-asian="normal" style:font-weight-asian="normal" style:font-name-complex="Times New Roman2" style:font-size-complex="12pt" style:font-style-complex="normal" style:font-weight-complex="normal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28c33c7" style:font-style-asian="normal" style:font-weight-asian="normal" style:font-name-complex="Times New Roman2" style:font-size-complex="12pt" style:font-style-complex="normal" style:font-weight-complex="normal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6fbb7" officeooo:paragraph-rsid="03084a2a" style:font-style-asian="normal" style:font-weight-asian="normal" style:font-name-complex="Times New Roman2" style:font-size-complex="12pt" style:font-style-complex="normal" style:font-weight-complex="normal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60f33f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791e41" officeooo:paragraph-rsid="0307faf8" style:font-style-asian="normal" style:font-weight-asian="normal" style:font-name-complex="Times New Roman2" style:font-size-complex="12pt" style:font-style-complex="normal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929b7c" officeooo:paragraph-rsid="02929b7c" style:font-style-asian="normal" style:font-weight-asian="normal" style:font-name-complex="Times New Roman2" style:font-size-complex="12pt" style:font-style-complex="normal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99d1de" officeooo:paragraph-rsid="0299d1de" style:font-style-asian="normal" style:font-weight-asian="normal" style:font-name-complex="Times New Roman2" style:font-size-complex="12pt" style:font-style-complex="normal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824fe" officeooo:paragraph-rsid="02c5cfef" style:font-style-asian="normal" style:font-weight-asian="normal" style:font-name-complex="Times New Roman2" style:font-size-complex="12pt" style:font-style-complex="normal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b4c69" officeooo:paragraph-rsid="02ab4c69" style:font-style-asian="normal" style:font-weight-asian="normal" style:font-name-complex="Times New Roman2" style:font-size-complex="12pt" style:font-style-complex="normal" style:font-weight-complex="normal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ad1744" officeooo:paragraph-rsid="02b2008c" style:font-style-asian="normal" style:font-weight-asian="normal" style:font-name-complex="Times New Roman2" style:font-size-complex="12pt" style:font-style-complex="normal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c9c867" officeooo:paragraph-rsid="02c9c867" style:font-style-asian="normal" style:font-weight-asian="normal" style:font-name-complex="Times New Roman2" style:font-size-complex="12pt" style:font-style-complex="normal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efcf31" officeooo:paragraph-rsid="02efcf31" style:font-style-asian="normal" style:font-weight-asian="normal" style:font-name-complex="Times New Roman2" style:font-size-complex="12pt" style:font-style-complex="normal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f6ffc2" officeooo:paragraph-rsid="02f6ffc2" style:font-style-asian="normal" style:font-weight-asian="normal" style:font-name-complex="Times New Roman2" style:font-size-complex="12pt" style:font-style-complex="normal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f8fadd" officeooo:paragraph-rsid="02f8fadd" style:font-style-asian="normal" style:font-weight-asian="normal" style:font-name-complex="Times New Roman2" style:font-size-complex="12pt" style:font-style-complex="normal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fb55ec" officeooo:paragraph-rsid="02fb55ec" style:font-style-asian="normal" style:font-weight-asian="normal" style:font-name-complex="Times New Roman2" style:font-size-complex="12pt" style:font-style-complex="normal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307faf8" officeooo:paragraph-rsid="0307faf8" style:font-style-asian="normal" style:font-weight-asian="normal" style:font-name-complex="Times New Roman2" style:font-size-complex="12pt" style:font-style-complex="normal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80" style:family="paragraph" style:parent-style-name="Footnote">
      <style:text-properties officeooo:rsid="0203bf40" officeooo:paragraph-rsid="0203bf40"/>
    </style:style>
    <style:style style:name="P81" style:family="paragraph" style:parent-style-name="Footnote">
      <style:text-properties officeooo:rsid="020418e5" officeooo:paragraph-rsid="020418e5"/>
    </style:style>
    <style:style style:name="P82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/>
    </style:style>
    <style:style style:name="P83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e8284"/>
    </style:style>
    <style:style style:name="P84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/>
    </style:style>
    <style:style style:name="P85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c3673a"/>
    </style:style>
    <style:style style:name="P86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04563"/>
    </style:style>
    <style:style style:name="P87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2748f"/>
    </style:style>
    <style:style style:name="P88" style:family="paragraph" style:parent-style-name="Standard">
      <style:paragraph-properties fo:margin-top="0in" fo:margin-bottom="0in" style:contextual-spacing="false" fo:line-height="100%"/>
      <style:text-properties officeooo:rsid="01c4d4c4" officeooo:paragraph-rsid="01c4d4c4"/>
    </style:style>
    <style:style style:name="P89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90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c7abc7"/>
    </style:style>
    <style:style style:name="P91" style:family="paragraph" style:parent-style-name="Standard">
      <style:paragraph-properties fo:margin-top="0in" fo:margin-bottom="0in" style:contextual-spacing="false" fo:line-height="100%"/>
      <style:text-properties officeooo:rsid="01c854a0" officeooo:paragraph-rsid="01c972dc"/>
    </style:style>
    <style:style style:name="P92" style:family="paragraph" style:parent-style-name="Standard">
      <style:paragraph-properties fo:margin-top="0in" fo:margin-bottom="0in" style:contextual-spacing="false" fo:line-height="100%"/>
      <style:text-properties officeooo:rsid="01db2508" officeooo:paragraph-rsid="01db2508"/>
    </style:style>
    <style:style style:name="P93" style:family="paragraph" style:parent-style-name="Standard">
      <style:paragraph-properties fo:margin-top="0in" fo:margin-bottom="0in" style:contextual-spacing="false" fo:line-height="100%"/>
      <style:text-properties officeooo:rsid="01e0946c" officeooo:paragraph-rsid="01e0946c"/>
    </style:style>
    <style:style style:name="P94" style:family="paragraph" style:parent-style-name="Standard">
      <style:paragraph-properties fo:margin-top="0in" fo:margin-bottom="0in" style:contextual-spacing="false" fo:line-height="100%"/>
      <style:text-properties officeooo:rsid="01e3e1e7" officeooo:paragraph-rsid="01e9dda9"/>
    </style:style>
    <style:style style:name="P95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9dda9"/>
    </style:style>
    <style:style style:name="P96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f44e0"/>
    </style:style>
    <style:style style:name="P97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e77c8" style:font-weight-asian="normal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00%"/>
      <style:text-properties fo:font-weight="normal" officeooo:rsid="01fe2848" officeooo:paragraph-rsid="01fe2848" style:font-weight-asian="normal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00%"/>
      <style:text-properties fo:font-weight="normal" officeooo:rsid="01fe77c8" officeooo:paragraph-rsid="01ff79e8" style:font-weight-asian="normal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00%"/>
      <style:text-properties fo:font-weight="normal" officeooo:rsid="020bb4cf" officeooo:paragraph-rsid="020bb4cf" style:font-weight-asian="normal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00%"/>
      <style:text-properties fo:font-weight="normal" officeooo:rsid="0221e33b" officeooo:paragraph-rsid="0221e33b" style:font-weight-asian="normal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00%"/>
      <style:text-properties fo:font-weight="normal" officeooo:rsid="022f394e" officeooo:paragraph-rsid="027daf88" style:font-weight-asian="normal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1d686" officeooo:paragraph-rsid="01f1d686" style:font-weight-asian="normal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2f136" officeooo:paragraph-rsid="01f2f136" style:font-weight-asian="normal" style:font-weight-complex="normal"/>
    </style:style>
    <style:style style:name="P10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3155d" officeooo:paragraph-rsid="01f3155d" style:font-weight-asian="normal" style:font-weight-complex="normal"/>
    </style:style>
    <style:style style:name="P10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05d3b7" officeooo:paragraph-rsid="020f9533" style:font-weight-asian="normal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1a2de0" style:font-weight-asian="normal" style:font-weight-complex="normal"/>
    </style:style>
    <style:style style:name="P108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213c42" style:font-weight-asian="normal" style:font-weight-complex="normal"/>
    </style:style>
    <style:style style:name="P109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92e16" officeooo:paragraph-rsid="02392e16" style:font-weight-asian="normal" style:font-weight-complex="normal"/>
    </style:style>
    <style:style style:name="P110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cc759" officeooo:paragraph-rsid="024dd552" style:font-weight-asian="normal" style:font-weight-complex="normal"/>
    </style:style>
    <style:style style:name="P111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de31a" officeooo:paragraph-rsid="025248c6" style:font-weight-asian="normal" style:font-weight-complex="normal"/>
    </style:style>
    <style:style style:name="P112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3e9dd4" officeooo:paragraph-rsid="02801060" style:font-weight-asian="normal" style:font-weight-complex="normal"/>
    </style:style>
    <style:style style:name="P113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791e41" officeooo:paragraph-rsid="02801060" style:font-weight-asian="normal" style:font-weight-complex="normal"/>
    </style:style>
    <style:style style:name="P114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56ba3" officeooo:paragraph-rsid="02856ba3" style:font-weight-asian="normal" style:font-weight-complex="normal"/>
    </style:style>
    <style:style style:name="P11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69178" officeooo:paragraph-rsid="02869178" style:font-weight-asian="normal" style:font-weight-complex="normal"/>
    </style:style>
    <style:style style:name="P11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87cfd" officeooo:paragraph-rsid="02887cfd" style:font-weight-asian="normal" style:font-weight-complex="normal"/>
    </style:style>
    <style:style style:name="P11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8c33c7" officeooo:paragraph-rsid="028c33c7" style:font-weight-asian="normal" style:font-weight-complex="normal"/>
    </style:style>
    <style:style style:name="P118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1f3155d" officeooo:paragraph-rsid="01f3155d" style:font-style-asian="normal" style:font-weight-asian="normal" style:font-name-complex="Times New Roman2" style:font-size-complex="12pt" style:font-style-complex="normal" style:font-weight-complex="normal"/>
    </style:style>
    <style:style style:name="P119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4299bb" officeooo:paragraph-rsid="02801060" style:font-style-asian="normal" style:font-weight-asian="normal" style:font-name-complex="Times New Roman2" style:font-size-complex="12pt" style:font-style-complex="normal" style:font-weight-complex="normal"/>
    </style:style>
    <style:style style:name="P120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213c42" officeooo:paragraph-rsid="028c33c7" style:font-style-asian="normal" style:font-weight-asian="normal" style:font-name-complex="Times New Roman2" style:font-size-complex="12pt" style:font-style-complex="normal" style:font-weight-complex="normal"/>
    </style:style>
    <style:style style:name="P121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93565" officeooo:paragraph-rsid="02d93565" style:font-style-asian="normal" style:font-weight-asian="normal" style:font-name-complex="Times New Roman2" style:font-size-complex="12pt" style:font-style-complex="normal" style:font-weight-complex="normal"/>
    </style:style>
    <style:style style:name="P122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b2328" officeooo:paragraph-rsid="02db2328" style:font-style-asian="normal" style:font-weight-asian="normal" style:font-name-complex="Times New Roman2" style:font-size-complex="12pt" style:font-style-complex="normal" style:font-weight-complex="normal"/>
    </style:style>
    <style:style style:name="P123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b2328" officeooo:paragraph-rsid="02f8fadd" style:font-style-asian="normal" style:font-weight-asian="normal" style:font-name-complex="Times New Roman2" style:font-size-complex="12pt" style:font-style-complex="normal" style:font-weight-complex="normal"/>
    </style:style>
    <style:style style:name="P124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dc8184" officeooo:paragraph-rsid="03064108" style:font-style-asian="normal" style:font-weight-asian="normal" style:font-name-complex="Times New Roman2" style:font-size-complex="12pt" style:font-style-complex="normal" style:font-weight-complex="normal"/>
    </style:style>
    <style:style style:name="P125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e13cf5" officeooo:paragraph-rsid="03107b0d" style:font-style-asian="normal" style:font-weight-asian="normal" style:font-name-complex="Times New Roman2" style:font-size-complex="12pt" style:font-style-complex="normal" style:font-weight-complex="normal"/>
    </style:style>
    <style:style style:name="P126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e39e0f" officeooo:paragraph-rsid="03107b0d" style:font-style-asian="normal" style:font-weight-asian="normal" style:font-name-complex="Times New Roman2" style:font-size-complex="12pt" style:font-style-complex="normal" style:font-weight-complex="normal"/>
    </style:style>
    <style:style style:name="P127" style:family="paragraph" style:parent-style-name="Standard">
      <style:paragraph-properties fo:margin-top="0in" fo:margin-bottom="0in" style:contextual-spacing="false" fo:line-height="100%"/>
      <style:text-properties officeooo:rsid="021771c9" officeooo:paragraph-rsid="021771c9"/>
    </style:style>
    <style:style style:name="P128" style:family="paragraph" style:parent-style-name="Footnote">
      <style:text-properties officeooo:rsid="02bbbc96" officeooo:paragraph-rsid="02bbbc96"/>
    </style:style>
    <style:style style:name="P129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20f9533" officeooo:paragraph-rsid="03097544" style:font-style-asian="normal" style:font-weight-asian="normal" style:font-name-complex="Times New Roman2" style:font-size-complex="12pt" style:font-style-complex="normal" style:font-weight-complex="normal"/>
    </style:style>
    <style:style style:name="P130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20f9533" officeooo:paragraph-rsid="030b386a" style:font-style-asian="normal" style:font-weight-asian="normal" style:font-name-complex="Times New Roman2" style:font-size-complex="12pt" style:font-style-complex="normal" style:font-weight-complex="normal"/>
    </style:style>
    <style:style style:name="P131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2c9c867" officeooo:paragraph-rsid="03097544" style:font-style-asian="normal" style:font-weight-asian="normal" style:font-name-complex="Times New Roman2" style:font-size-complex="12pt" style:font-style-complex="normal" style:font-weight-complex="normal"/>
    </style:style>
    <style:style style:name="P132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163ce8" officeooo:paragraph-rsid="03163ce8" style:font-style-asian="normal" style:font-weight-asian="normal" style:font-name-complex="Times New Roman2" style:font-size-complex="12pt" style:font-style-complex="normal" style:font-weight-complex="normal"/>
    </style:style>
    <style:style style:name="P133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1cd793" officeooo:paragraph-rsid="031cd793" style:font-style-asian="normal" style:font-weight-asian="normal" style:font-name-complex="Times New Roman2" style:font-size-complex="12pt" style:font-style-complex="normal" style:font-weight-complex="normal"/>
    </style:style>
    <style:style style:name="P134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2317d7" officeooo:paragraph-rsid="032317d7" style:font-style-asian="normal" style:font-weight-asian="normal" style:font-name-complex="Times New Roman2" style:font-size-complex="12pt" style:font-style-complex="normal" style:font-weight-complex="normal"/>
    </style:style>
    <style:style style:name="P135" style:family="paragraph" style:parent-style-name="Heading_20_1" style:master-page-name="First_20_Page">
      <style:paragraph-properties style:page-number="auto"/>
    </style:style>
    <style:style style:name="P136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2d69bf" officeooo:paragraph-rsid="032d69bf" style:font-style-asian="normal" style:font-weight-asian="normal" style:font-name-complex="Times New Roman2" style:font-size-complex="12pt" style:font-style-complex="normal" style:font-weight-complex="normal"/>
    </style:style>
    <style:style style:name="P137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2e50ca6" officeooo:paragraph-rsid="032d69bf" style:font-style-asian="normal" style:font-weight-asian="normal" style:font-name-complex="Times New Roman2" style:font-size-complex="12pt" style:font-style-complex="normal" style:font-weight-complex="normal"/>
    </style:style>
    <style:style style:name="P138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2eab97" officeooo:paragraph-rsid="032eab97" style:font-style-asian="normal" style:font-weight-asian="normal" style:font-name-complex="Times New Roman2" style:font-size-complex="12pt" style:font-style-complex="normal" style:font-weight-complex="normal"/>
    </style:style>
    <style:style style:name="P139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308866" officeooo:paragraph-rsid="03308866" style:font-style-asian="normal" style:font-weight-asian="normal" style:font-name-complex="Times New Roman2" style:font-size-complex="12pt" style:font-style-complex="normal" style:font-weight-complex="normal"/>
    </style:style>
    <style:style style:name="P140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3158a2" officeooo:paragraph-rsid="033158a2" style:font-style-asian="normal" style:font-weight-asian="normal" style:font-name-complex="Times New Roman2" style:font-size-complex="12pt" style:font-style-complex="normal" style:font-weight-complex="normal"/>
    </style:style>
    <style:style style:name="P141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369c0c" officeooo:paragraph-rsid="03369c0c" style:font-style-asian="normal" style:font-weight-asian="normal" style:font-name-complex="Times New Roman2" style:font-size-complex="12pt" style:font-style-complex="normal" style:font-weight-complex="normal"/>
    </style:style>
    <style:style style:name="P142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3785ad" officeooo:paragraph-rsid="03605a2b" style:font-style-asian="normal" style:font-weight-asian="normal" style:font-name-complex="Times New Roman2" style:font-size-complex="12pt" style:font-style-complex="normal" style:font-weight-complex="normal"/>
    </style:style>
    <style:style style:name="P143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395c7f" officeooo:paragraph-rsid="03395c7f" style:font-style-asian="normal" style:font-weight-asian="normal" style:font-name-complex="Times New Roman2" style:font-size-complex="12pt" style:font-style-complex="normal" style:font-weight-complex="normal"/>
    </style:style>
    <style:style style:name="P144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39ad32" officeooo:paragraph-rsid="036042c5" style:font-style-asian="normal" style:font-weight-asian="normal" style:font-name-complex="Times New Roman2" style:font-size-complex="12pt" style:font-style-complex="normal" style:font-weight-complex="normal"/>
    </style:style>
    <style:style style:name="P145" style:family="paragraph" style:parent-style-name="Standard">
      <style:paragraph-properties fo:margin-top="0in" fo:margin-bottom="0in" style:contextual-spacing="false" fo:line-height="100%"/>
      <style:text-properties style:font-name="Transliteration" fo:font-style="normal" fo:font-weight="normal" officeooo:rsid="036ef9e4" officeooo:paragraph-rsid="036ef9e4" style:font-style-asian="normal" style:font-weight-asian="normal" style:font-name-complex="Times New Roman2" style:font-size-complex="12pt" style:font-style-complex="normal" style:font-weight-complex="normal"/>
    </style:style>
    <style:style style:name="P146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2317d7" officeooo:paragraph-rsid="032317d7" style:font-style-asian="normal" style:font-weight-asian="normal" style:font-name-complex="Times New Roman2" style:font-size-complex="12pt" style:font-style-complex="normal" style:font-weight-complex="normal"/>
    </style:style>
    <style:style style:name="P147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2317d7" officeooo:paragraph-rsid="03605a2b" style:font-style-asian="normal" style:font-weight-asian="normal" style:font-name-complex="Times New Roman2" style:font-size-complex="12pt" style:font-style-complex="normal" style:font-weight-complex="normal"/>
    </style:style>
    <style:style style:name="P148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3b4b47" officeooo:paragraph-rsid="033b4b47" style:font-style-asian="normal" style:font-weight-asian="normal" style:font-name-complex="Times New Roman2" style:font-size-complex="12pt" style:font-style-complex="normal" style:font-weight-complex="normal"/>
    </style:style>
    <style:style style:name="P149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3c7175" officeooo:paragraph-rsid="033c7175" style:font-style-asian="normal" style:font-weight-asian="normal" style:font-name-complex="Times New Roman2" style:font-size-complex="12pt" style:font-style-complex="normal" style:font-weight-complex="normal"/>
    </style:style>
    <style:style style:name="P150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3dea4f" officeooo:paragraph-rsid="033dea4f" style:font-style-asian="normal" style:font-weight-asian="normal" style:font-name-complex="Times New Roman2" style:font-size-complex="12pt" style:font-style-complex="normal" style:font-weight-complex="normal"/>
    </style:style>
    <style:style style:name="P151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4aa78b" officeooo:paragraph-rsid="034aa78b" style:font-style-asian="normal" style:font-weight-asian="normal" style:font-name-complex="Times New Roman2" style:font-size-complex="12pt" style:font-style-complex="normal" style:font-weight-complex="normal"/>
    </style:style>
    <style:style style:name="P152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542469" officeooo:paragraph-rsid="03542469" style:font-style-asian="normal" style:font-weight-asian="normal" style:font-name-complex="Times New Roman2" style:font-size-complex="12pt" style:font-style-complex="normal" style:font-weight-complex="normal"/>
    </style:style>
    <style:style style:name="P153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5b4de8" officeooo:paragraph-rsid="035b4de8" style:font-style-asian="normal" style:font-weight-asian="normal" style:font-name-complex="Times New Roman2" style:font-size-complex="12pt" style:font-style-complex="normal" style:font-weight-complex="normal"/>
    </style:style>
    <style:style style:name="P154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605a2b" officeooo:paragraph-rsid="03605a2b" style:font-style-asian="normal" style:font-weight-asian="normal" style:font-name-complex="Times New Roman2" style:font-size-complex="12pt" style:font-style-complex="normal" style:font-weight-complex="normal"/>
    </style:style>
    <style:style style:name="P155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6667c8" officeooo:paragraph-rsid="036667c8" style:font-style-asian="normal" style:font-weight-asian="normal" style:font-name-complex="Times New Roman2" style:font-size-complex="12pt" style:font-style-complex="normal" style:font-weight-complex="normal"/>
    </style:style>
    <style:style style:name="P156" style:family="paragraph" style:parent-style-name="Standard">
      <style:paragraph-properties fo:margin-top="0in" fo:margin-bottom="0in" style:contextual-spacing="false" fo:line-height="100%"/>
      <style:text-properties style:font-name="Times New Roman" fo:font-style="normal" fo:font-weight="normal" officeooo:rsid="036c28de" officeooo:paragraph-rsid="036c28de" style:font-style-asian="normal" style:font-weight-asian="normal" style:font-name-complex="Times New Roman2" style:font-size-complex="12pt" style:font-style-complex="normal" style:font-weight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officeooo:rsid="019ca9fd" style:font-name-complex="Times New Roman2" style:font-size-complex="12pt"/>
    </style:style>
    <style:style style:name="T5" style:family="text">
      <style:text-properties officeooo:rsid="019cf784" style:font-name-complex="Times New Roman2" style:font-size-complex="12pt"/>
    </style:style>
    <style:style style:name="T6" style:family="text">
      <style:text-properties officeooo:rsid="019e3d05" style:font-name-complex="Times New Roman2" style:font-size-complex="12pt"/>
    </style:style>
    <style:style style:name="T7" style:family="text">
      <style:text-properties officeooo:rsid="01a088d6" style:font-name-complex="Times New Roman2" style:font-size-complex="12pt"/>
    </style:style>
    <style:style style:name="T8" style:family="text">
      <style:text-properties officeooo:rsid="01a398f9" style:font-name-complex="Times New Roman2" style:font-size-complex="12pt"/>
    </style:style>
    <style:style style:name="T9" style:family="text">
      <style:text-properties officeooo:rsid="01a51333" style:font-name-complex="Times New Roman2" style:font-size-complex="12pt"/>
    </style:style>
    <style:style style:name="T10" style:family="text">
      <style:text-properties officeooo:rsid="01aad25c" style:font-name-complex="Times New Roman2" style:font-size-complex="12pt"/>
    </style:style>
    <style:style style:name="T11" style:family="text">
      <style:text-properties officeooo:rsid="01af8865" style:font-name-complex="Times New Roman2" style:font-size-complex="12pt"/>
    </style:style>
    <style:style style:name="T12" style:family="text">
      <style:text-properties officeooo:rsid="01bb9526" style:font-name-complex="Times New Roman2" style:font-size-complex="12pt"/>
    </style:style>
    <style:style style:name="T13" style:family="text">
      <style:text-properties officeooo:rsid="01bd9025" style:font-name-complex="Times New Roman2" style:font-size-complex="12pt"/>
    </style:style>
    <style:style style:name="T14" style:family="text">
      <style:text-properties officeooo:rsid="01bf10ab" style:font-name-complex="Times New Roman2" style:font-size-complex="12pt"/>
    </style:style>
    <style:style style:name="T15" style:family="text">
      <style:text-properties officeooo:rsid="01c199d9" style:font-name-complex="Times New Roman2" style:font-size-complex="12pt"/>
    </style:style>
    <style:style style:name="T16" style:family="text">
      <style:text-properties officeooo:rsid="01c261d7" style:font-name-complex="Times New Roman2" style:font-size-complex="12pt"/>
    </style:style>
    <style:style style:name="T17" style:family="text">
      <style:text-properties officeooo:rsid="01c26810" style:font-name-complex="Times New Roman2" style:font-size-complex="12pt"/>
    </style:style>
    <style:style style:name="T18" style:family="text">
      <style:text-properties officeooo:rsid="01c4d4c4" style:font-name-complex="Times New Roman2" style:font-size-complex="12pt"/>
    </style:style>
    <style:style style:name="T19" style:family="text">
      <style:text-properties officeooo:rsid="01c972dc" style:font-name-complex="Times New Roman2" style:font-size-complex="12pt"/>
    </style:style>
    <style:style style:name="T20" style:family="text">
      <style:text-properties officeooo:rsid="01cad4a6" style:font-name-complex="Times New Roman2" style:font-size-complex="12pt"/>
    </style:style>
    <style:style style:name="T21" style:family="text">
      <style:text-properties officeooo:rsid="01ce2d0b" style:font-name-complex="Times New Roman2" style:font-size-complex="12pt"/>
    </style:style>
    <style:style style:name="T22" style:family="text">
      <style:text-properties officeooo:rsid="01d02338" style:font-name-complex="Times New Roman2" style:font-size-complex="12pt"/>
    </style:style>
    <style:style style:name="T23" style:family="text">
      <style:text-properties officeooo:rsid="01d35e4c" style:font-name-complex="Times New Roman2" style:font-size-complex="12pt"/>
    </style:style>
    <style:style style:name="T24" style:family="text">
      <style:text-properties officeooo:rsid="01d77a9b" style:font-name-complex="Times New Roman2" style:font-size-complex="12pt"/>
    </style:style>
    <style:style style:name="T25" style:family="text">
      <style:text-properties officeooo:rsid="01d89107" style:font-name-complex="Times New Roman2" style:font-size-complex="12pt"/>
    </style:style>
    <style:style style:name="T26" style:family="text">
      <style:text-properties officeooo:rsid="01d99096" style:font-name-complex="Times New Roman2" style:font-size-complex="12pt"/>
    </style:style>
    <style:style style:name="T27" style:family="text">
      <style:text-properties officeooo:rsid="01db2508" style:font-name-complex="Times New Roman2" style:font-size-complex="12pt"/>
    </style:style>
    <style:style style:name="T28" style:family="text">
      <style:text-properties officeooo:rsid="01de14a5" style:font-name-complex="Times New Roman2" style:font-size-complex="12pt"/>
    </style:style>
    <style:style style:name="T29" style:family="text">
      <style:text-properties officeooo:rsid="01df020f" style:font-name-complex="Times New Roman2" style:font-size-complex="12pt"/>
    </style:style>
    <style:style style:name="T30" style:family="text">
      <style:text-properties officeooo:rsid="01e0946c" style:font-name-complex="Times New Roman2" style:font-size-complex="12pt"/>
    </style:style>
    <style:style style:name="T31" style:family="text">
      <style:text-properties officeooo:rsid="01e0dc23" style:font-name-complex="Times New Roman2" style:font-size-complex="12pt"/>
    </style:style>
    <style:style style:name="T32" style:family="text">
      <style:text-properties officeooo:rsid="01e17e96" style:font-name-complex="Times New Roman2" style:font-size-complex="12pt"/>
    </style:style>
    <style:style style:name="T33" style:family="text">
      <style:text-properties officeooo:rsid="01e4cfcf" style:font-name-complex="Times New Roman2" style:font-size-complex="12pt"/>
    </style:style>
    <style:style style:name="T34" style:family="text">
      <style:text-properties officeooo:rsid="01e5305c" style:font-name-complex="Times New Roman2" style:font-size-complex="12pt"/>
    </style:style>
    <style:style style:name="T35" style:family="text">
      <style:text-properties officeooo:rsid="01e6e7fb" style:font-name-complex="Times New Roman2" style:font-size-complex="12pt"/>
    </style:style>
    <style:style style:name="T36" style:family="text">
      <style:text-properties officeooo:rsid="01e8d8ca" style:font-name-complex="Times New Roman2" style:font-size-complex="12pt"/>
    </style:style>
    <style:style style:name="T37" style:family="text">
      <style:text-properties officeooo:rsid="01fa8789" style:font-name-complex="Times New Roman2" style:font-size-complex="12pt"/>
    </style:style>
    <style:style style:name="T38" style:family="text">
      <style:text-properties officeooo:rsid="01fc3525" style:font-name-complex="Times New Roman2" style:font-size-complex="12pt"/>
    </style:style>
    <style:style style:name="T39" style:family="text">
      <style:text-properties officeooo:rsid="02a02062" style:font-name-complex="Times New Roman2" style:font-size-complex="12pt"/>
    </style:style>
    <style:style style:name="T40" style:family="text">
      <style:text-properties officeooo:rsid="02a347f3" style:font-name-complex="Times New Roman2" style:font-size-complex="12pt"/>
    </style:style>
    <style:style style:name="T41" style:family="text">
      <style:text-properties officeooo:rsid="02a4a20e" style:font-name-complex="Times New Roman2" style:font-size-complex="12pt"/>
    </style:style>
    <style:style style:name="T42" style:family="text">
      <style:text-properties officeooo:rsid="031f6ebc" style:font-name-complex="Times New Roman2" style:font-size-complex="12pt"/>
    </style:style>
    <style:style style:name="T43" style:family="text">
      <style:text-properties fo:font-style="italic" style:font-style-asian="italic" style:font-name-complex="Times New Roman2" style:font-size-complex="12pt" style:font-style-complex="italic"/>
    </style:style>
    <style:style style:name="T44" style:family="text">
      <style:text-properties fo:font-style="italic" officeooo:rsid="019cf784" style:font-style-asian="italic" style:font-name-complex="Times New Roman2" style:font-size-complex="12pt" style:font-style-complex="italic"/>
    </style:style>
    <style:style style:name="T45" style:family="text">
      <style:text-properties fo:font-style="italic" officeooo:rsid="01b4caa9" style:font-style-asian="italic" style:font-name-complex="Times New Roman2" style:font-size-complex="12pt" style:font-style-complex="italic"/>
    </style:style>
    <style:style style:name="T46" style:family="text">
      <style:text-properties fo:font-style="italic" officeooo:rsid="01b186c7" style:font-style-asian="italic" style:font-name-complex="Times New Roman2" style:font-size-complex="12pt" style:font-style-complex="italic"/>
    </style:style>
    <style:style style:name="T47" style:family="text">
      <style:text-properties fo:font-style="italic" officeooo:rsid="01d89107" style:font-style-asian="italic" style:font-name-complex="Times New Roman2" style:font-size-complex="12pt" style:font-style-complex="italic"/>
    </style:style>
    <style:style style:name="T48" style:family="text">
      <style:text-properties fo:font-style="italic" officeooo:rsid="02150457" style:font-style-asian="italic" style:font-name-complex="Times New Roman2" style:font-size-complex="12pt" style:font-style-complex="italic"/>
    </style:style>
    <style:style style:name="T49" style:family="text">
      <style:text-properties fo:font-style="italic" officeooo:rsid="02a02062" style:font-style-asian="italic" style:font-name-complex="Times New Roman2" style:font-size-complex="12pt" style:font-style-complex="italic"/>
    </style:style>
    <style:style style:name="T50" style:family="text">
      <style:text-properties fo:font-weight="bold" style:font-weight-asian="bold" style:font-name-complex="Times New Roman2" style:font-size-complex="12pt" style:font-weight-complex="bold"/>
    </style:style>
    <style:style style:name="T51" style:family="text">
      <style:text-properties fo:font-weight="bold" officeooo:rsid="01aed673" style:font-weight-asian="bold" style:font-name-complex="Times New Roman2" style:font-size-complex="12pt" style:font-weight-complex="bold"/>
    </style:style>
    <style:style style:name="T52" style:family="text">
      <style:text-properties fo:font-weight="bold" officeooo:rsid="01e0946c" style:font-weight-asian="bold" style:font-name-complex="Times New Roman2" style:font-size-complex="12pt" style:font-weight-complex="bold"/>
    </style:style>
    <style:style style:name="T53" style:family="text">
      <style:text-properties fo:font-weight="bold" officeooo:rsid="01e0dc23" style:font-weight-asian="bold" style:font-name-complex="Times New Roman2" style:font-size-complex="12pt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1de14a5" style:font-weight-asian="bold" style:font-weight-complex="bold"/>
    </style:style>
    <style:style style:name="T56" style:family="text">
      <style:text-properties fo:font-weight="bold" officeooo:rsid="025f4ee2" style:font-weight-asian="bold" style:font-weight-complex="bold"/>
    </style:style>
    <style:style style:name="T57" style:family="text">
      <style:text-properties fo:font-weight="bold" officeooo:rsid="02a7088a" style:font-weight-asian="bold" style:font-weight-complex="bold"/>
    </style:style>
    <style:style style:name="T58" style:family="text">
      <style:text-properties fo:font-weight="bold" officeooo:rsid="02d6eabc" style:font-weight-asian="bold" style:font-weight-complex="bold"/>
    </style:style>
    <style:style style:name="T59" style:family="text">
      <style:text-properties fo:font-weight="bold" officeooo:rsid="02dc920d" style:font-weight-asian="bold" style:font-weight-complex="bold"/>
    </style:style>
    <style:style style:name="T60" style:family="text">
      <style:text-properties fo:font-weight="bold" officeooo:rsid="032943d9" style:font-weight-asian="bold" style:font-weight-complex="bold"/>
    </style:style>
    <style:style style:name="T61" style:family="text">
      <style:text-properties fo:font-weight="bold" officeooo:rsid="02e52838" style:font-weight-asian="bold" style:font-weight-complex="bold"/>
    </style:style>
    <style:style style:name="T62" style:family="text">
      <style:text-properties fo:font-weight="bold" officeooo:rsid="03598608" style:font-weight-asian="bold" style:font-weight-complex="bold"/>
    </style:style>
    <style:style style:name="T63" style:family="text">
      <style:text-properties style:font-name="Transliteration1" style:font-name-complex="Times New Roman2" style:font-size-complex="12pt"/>
    </style:style>
    <style:style style:name="T64" style:family="text">
      <style:text-properties style:font-name="Transliteration1" officeooo:rsid="01af8865" style:font-name-complex="Times New Roman2" style:font-size-complex="12pt"/>
    </style:style>
    <style:style style:name="T65" style:family="text">
      <style:text-properties style:font-name="Transliteration1" officeooo:rsid="01b6a868" style:font-name-complex="Times New Roman2" style:font-size-complex="12pt"/>
    </style:style>
    <style:style style:name="T66" style:family="text">
      <style:text-properties style:font-name="Transliteration1" officeooo:rsid="01b824db" style:font-name-complex="Times New Roman2" style:font-size-complex="12pt"/>
    </style:style>
    <style:style style:name="T67" style:family="text">
      <style:text-properties style:font-name="Transliteration1" officeooo:rsid="01b903ad" style:font-name-complex="Times New Roman2" style:font-size-complex="12pt"/>
    </style:style>
    <style:style style:name="T68" style:family="text">
      <style:text-properties style:font-name="Transliteration1" officeooo:rsid="01b9d1b8" style:font-name-complex="Times New Roman2" style:font-size-complex="12pt"/>
    </style:style>
    <style:style style:name="T69" style:family="text">
      <style:text-properties style:font-name="Transliteration1" officeooo:rsid="01ba7b25" style:font-name-complex="Times New Roman2" style:font-size-complex="12pt"/>
    </style:style>
    <style:style style:name="T70" style:family="text">
      <style:text-properties style:font-name="Transliteration1" officeooo:rsid="01bb6611" style:font-name-complex="Times New Roman2" style:font-size-complex="12pt"/>
    </style:style>
    <style:style style:name="T71" style:family="text">
      <style:text-properties style:font-name="Transliteration1" officeooo:rsid="01bd9025" style:font-name-complex="Times New Roman2" style:font-size-complex="12pt"/>
    </style:style>
    <style:style style:name="T72" style:family="text">
      <style:text-properties style:font-name="Transliteration1" officeooo:rsid="01bf10ab" style:font-name-complex="Times New Roman2" style:font-size-complex="12pt"/>
    </style:style>
    <style:style style:name="T73" style:family="text">
      <style:text-properties style:font-name="Transliteration1" officeooo:rsid="01c261d7" style:font-name-complex="Times New Roman2" style:font-size-complex="12pt"/>
    </style:style>
    <style:style style:name="T74" style:family="text">
      <style:text-properties style:font-name="Transliteration1" officeooo:rsid="01c3673a" style:font-name-complex="Times New Roman2" style:font-size-complex="12pt"/>
    </style:style>
    <style:style style:name="T75" style:family="text">
      <style:text-properties style:font-name="Transliteration1" officeooo:rsid="01c3b4d7" style:font-name-complex="Times New Roman2" style:font-size-complex="12pt"/>
    </style:style>
    <style:style style:name="T76" style:family="text">
      <style:text-properties style:font-name="Transliteration1" officeooo:rsid="01c854a0" style:font-name-complex="Times New Roman2" style:font-size-complex="12pt"/>
    </style:style>
    <style:style style:name="T77" style:family="text">
      <style:text-properties style:font-name="Transliteration1" officeooo:rsid="01c972dc" style:font-name-complex="Times New Roman2" style:font-size-complex="12pt"/>
    </style:style>
    <style:style style:name="T78" style:family="text">
      <style:text-properties style:font-name="Transliteration1" officeooo:rsid="01cad4a6" style:font-name-complex="Times New Roman2" style:font-size-complex="12pt"/>
    </style:style>
    <style:style style:name="T79" style:family="text">
      <style:text-properties style:font-name="Transliteration1" officeooo:rsid="01cbb55b" style:font-name-complex="Times New Roman2" style:font-size-complex="12pt"/>
    </style:style>
    <style:style style:name="T80" style:family="text">
      <style:text-properties style:font-name="Transliteration1" officeooo:rsid="01cc98b2" style:font-name-complex="Times New Roman2" style:font-size-complex="12pt"/>
    </style:style>
    <style:style style:name="T81" style:family="text">
      <style:text-properties style:font-name="Transliteration1" officeooo:rsid="01ce2d0b" style:font-name-complex="Times New Roman2" style:font-size-complex="12pt"/>
    </style:style>
    <style:style style:name="T82" style:family="text">
      <style:text-properties style:font-name="Transliteration1" officeooo:rsid="01d35e4c" style:font-name-complex="Times New Roman2" style:font-size-complex="12pt"/>
    </style:style>
    <style:style style:name="T83" style:family="text">
      <style:text-properties style:font-name="Transliteration1" officeooo:rsid="01d77a9b" style:font-name-complex="Times New Roman2" style:font-size-complex="12pt"/>
    </style:style>
    <style:style style:name="T84" style:family="text">
      <style:text-properties style:font-name="Transliteration1" officeooo:rsid="01de14a5" style:font-name-complex="Times New Roman2" style:font-size-complex="12pt"/>
    </style:style>
    <style:style style:name="T85" style:family="text">
      <style:text-properties style:font-name="Transliteration1" officeooo:rsid="02a0c07d" style:font-name-complex="Times New Roman2" style:font-size-complex="12pt"/>
    </style:style>
    <style:style style:name="T86" style:family="text">
      <style:text-properties style:font-name="Transliteration1" fo:font-weight="bold" style:font-weight-asian="bold" style:font-name-complex="Times New Roman2" style:font-size-complex="12pt" style:font-weight-complex="bold"/>
    </style:style>
    <style:style style:name="T87" style:family="text">
      <style:text-properties style:font-name="Transliteration1" fo:font-weight="bold" officeooo:rsid="01de14a5" style:font-weight-asian="bold" style:font-name-complex="Times New Roman2" style:font-size-complex="12pt" style:font-weight-complex="bold"/>
    </style:style>
    <style:style style:name="T88" style:family="text">
      <style:text-properties fo:font-style="normal" style:font-style-asian="normal" style:font-name-complex="Times New Roman2" style:font-size-complex="12pt" style:font-style-complex="normal"/>
    </style:style>
    <style:style style:name="T89" style:family="text">
      <style:text-properties fo:font-style="normal" officeooo:rsid="019cf784" style:font-style-asian="normal" style:font-name-complex="Times New Roman2" style:font-size-complex="12pt" style:font-style-complex="normal"/>
    </style:style>
    <style:style style:name="T90" style:family="text">
      <style:text-properties fo:font-style="normal" officeooo:rsid="019df45c" style:font-style-asian="normal" style:font-name-complex="Times New Roman2" style:font-size-complex="12pt" style:font-style-complex="normal"/>
    </style:style>
    <style:style style:name="T91" style:family="text">
      <style:text-properties fo:font-style="normal" officeooo:rsid="01a069bf" style:font-style-asian="normal" style:font-name-complex="Times New Roman2" style:font-size-complex="12pt" style:font-style-complex="normal"/>
    </style:style>
    <style:style style:name="T92" style:family="text">
      <style:text-properties fo:font-style="normal" officeooo:rsid="01a55361" style:font-style-asian="normal" style:font-name-complex="Times New Roman2" style:font-size-complex="12pt" style:font-style-complex="normal"/>
    </style:style>
    <style:style style:name="T93" style:family="text">
      <style:text-properties fo:font-style="normal" officeooo:rsid="01b186c7" style:font-style-asian="normal" style:font-name-complex="Times New Roman2" style:font-size-complex="12pt" style:font-style-complex="normal"/>
    </style:style>
    <style:style style:name="T94" style:family="text">
      <style:text-properties fo:font-style="normal" officeooo:rsid="01b48c9c" style:font-style-asian="normal" style:font-name-complex="Times New Roman2" style:font-size-complex="12pt" style:font-style-complex="normal"/>
    </style:style>
    <style:style style:name="T95" style:family="text">
      <style:text-properties fo:font-style="normal" officeooo:rsid="01b4f3c6" style:font-style-asian="normal" style:font-name-complex="Times New Roman2" style:font-size-complex="12pt" style:font-style-complex="normal"/>
    </style:style>
    <style:style style:name="T96" style:family="text">
      <style:text-properties fo:font-style="normal" officeooo:rsid="01bf10ab" style:font-style-asian="normal" style:font-name-complex="Times New Roman2" style:font-size-complex="12pt" style:font-style-complex="normal"/>
    </style:style>
    <style:style style:name="T97" style:family="text">
      <style:text-properties fo:font-style="normal" officeooo:rsid="01eb821a" style:font-style-asian="normal" style:font-name-complex="Times New Roman2" style:font-size-complex="12pt" style:font-style-complex="normal"/>
    </style:style>
    <style:style style:name="T98" style:family="text">
      <style:text-properties fo:font-style="normal" officeooo:rsid="01ed694c" style:font-style-asian="normal" style:font-name-complex="Times New Roman2" style:font-size-complex="12pt" style:font-style-complex="normal"/>
    </style:style>
    <style:style style:name="T99" style:family="text">
      <style:text-properties fo:font-style="normal" officeooo:rsid="01f2f136" style:font-style-asian="normal" style:font-name-complex="Times New Roman2" style:font-size-complex="12pt" style:font-style-complex="normal"/>
    </style:style>
    <style:style style:name="T100" style:family="text">
      <style:text-properties fo:font-style="normal" officeooo:rsid="01f4cf35" style:font-style-asian="normal" style:font-name-complex="Times New Roman2" style:font-size-complex="12pt" style:font-style-complex="normal"/>
    </style:style>
    <style:style style:name="T101" style:family="text">
      <style:text-properties fo:font-style="normal" officeooo:rsid="01f68f8c" style:font-style-asian="normal" style:font-name-complex="Times New Roman2" style:font-size-complex="12pt" style:font-style-complex="normal"/>
    </style:style>
    <style:style style:name="T102" style:family="text">
      <style:text-properties fo:font-style="normal" officeooo:rsid="01f847c5" style:font-style-asian="normal" style:font-name-complex="Times New Roman2" style:font-size-complex="12pt" style:font-style-complex="normal"/>
    </style:style>
    <style:style style:name="T103" style:family="text">
      <style:text-properties fo:font-style="normal" officeooo:rsid="01fc48be" style:font-style-asian="normal" style:font-name-complex="Times New Roman2" style:font-size-complex="12pt" style:font-style-complex="normal"/>
    </style:style>
    <style:style style:name="T104" style:family="text">
      <style:text-properties fo:font-style="normal" officeooo:rsid="01fcfda0" style:font-style-asian="normal" style:font-name-complex="Times New Roman2" style:font-size-complex="12pt" style:font-style-complex="normal"/>
    </style:style>
    <style:style style:name="T105" style:family="text">
      <style:text-properties fo:font-style="normal" officeooo:rsid="01fe2848" style:font-style-asian="normal" style:font-name-complex="Times New Roman2" style:font-size-complex="12pt" style:font-style-complex="normal"/>
    </style:style>
    <style:style style:name="T106" style:family="text">
      <style:text-properties fo:font-style="normal" officeooo:rsid="01fe77c8" style:font-style-asian="normal" style:font-name-complex="Times New Roman2" style:font-size-complex="12pt" style:font-style-complex="normal"/>
    </style:style>
    <style:style style:name="T107" style:family="text">
      <style:text-properties fo:font-style="normal" officeooo:rsid="01ff79e8" style:font-style-asian="normal" style:font-name-complex="Times New Roman2" style:font-size-complex="12pt" style:font-style-complex="normal"/>
    </style:style>
    <style:style style:name="T108" style:family="text">
      <style:text-properties fo:font-style="normal" officeooo:rsid="01ff9b42" style:font-style-asian="normal" style:font-name-complex="Times New Roman2" style:font-size-complex="12pt" style:font-style-complex="normal"/>
    </style:style>
    <style:style style:name="T109" style:family="text">
      <style:text-properties fo:font-style="normal" officeooo:rsid="01ffa615" style:font-style-asian="normal" style:font-name-complex="Times New Roman2" style:font-size-complex="12pt" style:font-style-complex="normal"/>
    </style:style>
    <style:style style:name="T110" style:family="text">
      <style:text-properties fo:font-style="normal" officeooo:rsid="0201e0c5" style:font-style-asian="normal" style:font-name-complex="Times New Roman2" style:font-size-complex="12pt" style:font-style-complex="normal"/>
    </style:style>
    <style:style style:name="T111" style:family="text">
      <style:text-properties fo:font-style="normal" officeooo:rsid="020734ac" style:font-style-asian="normal" style:font-name-complex="Times New Roman2" style:font-size-complex="12pt" style:font-style-complex="normal"/>
    </style:style>
    <style:style style:name="T112" style:family="text">
      <style:text-properties fo:font-style="normal" officeooo:rsid="02089ad0" style:font-style-asian="normal" style:font-name-complex="Times New Roman2" style:font-size-complex="12pt" style:font-style-complex="normal"/>
    </style:style>
    <style:style style:name="T113" style:family="text">
      <style:text-properties fo:font-style="normal" officeooo:rsid="020b713c" style:font-style-asian="normal" style:font-name-complex="Times New Roman2" style:font-size-complex="12pt" style:font-style-complex="normal"/>
    </style:style>
    <style:style style:name="T114" style:family="text">
      <style:text-properties fo:font-style="normal" officeooo:rsid="020c63a9" style:font-style-asian="normal" style:font-name-complex="Times New Roman2" style:font-size-complex="12pt" style:font-style-complex="normal"/>
    </style:style>
    <style:style style:name="T115" style:family="text">
      <style:text-properties fo:font-style="normal" officeooo:rsid="020f0044" style:font-style-asian="normal" style:font-name-complex="Times New Roman2" style:font-size-complex="12pt" style:font-style-complex="normal"/>
    </style:style>
    <style:style style:name="T116" style:family="text">
      <style:text-properties fo:font-style="normal" officeooo:rsid="020f9533" style:font-style-asian="normal" style:font-name-complex="Times New Roman2" style:font-size-complex="12pt" style:font-style-complex="normal"/>
    </style:style>
    <style:style style:name="T117" style:family="text">
      <style:text-properties fo:font-style="normal" officeooo:rsid="021035de" style:font-style-asian="normal" style:font-name-complex="Times New Roman2" style:font-size-complex="12pt" style:font-style-complex="normal"/>
    </style:style>
    <style:style style:name="T118" style:family="text">
      <style:text-properties fo:font-style="normal" officeooo:rsid="021082cc" style:font-style-asian="normal" style:font-name-complex="Times New Roman2" style:font-size-complex="12pt" style:font-style-complex="normal"/>
    </style:style>
    <style:style style:name="T119" style:family="text">
      <style:text-properties fo:font-style="normal" officeooo:rsid="021259d4" style:font-style-asian="normal" style:font-name-complex="Times New Roman2" style:font-size-complex="12pt" style:font-style-complex="normal"/>
    </style:style>
    <style:style style:name="T120" style:family="text">
      <style:text-properties fo:font-style="normal" officeooo:rsid="02131ed7" style:font-style-asian="normal" style:font-name-complex="Times New Roman2" style:font-size-complex="12pt" style:font-style-complex="normal"/>
    </style:style>
    <style:style style:name="T121" style:family="text">
      <style:text-properties fo:font-style="normal" officeooo:rsid="02150457" style:font-style-asian="normal" style:font-name-complex="Times New Roman2" style:font-size-complex="12pt" style:font-style-complex="normal"/>
    </style:style>
    <style:style style:name="T122" style:family="text">
      <style:text-properties fo:font-style="normal" officeooo:rsid="0217c8cd" style:font-style-asian="normal" style:font-name-complex="Times New Roman2" style:font-size-complex="12pt" style:font-style-complex="normal"/>
    </style:style>
    <style:style style:name="T123" style:family="text">
      <style:text-properties fo:font-style="normal" officeooo:rsid="0219cd2e" style:font-style-asian="normal" style:font-name-complex="Times New Roman2" style:font-size-complex="12pt" style:font-style-complex="normal"/>
    </style:style>
    <style:style style:name="T124" style:family="text">
      <style:text-properties fo:font-style="normal" officeooo:rsid="021bc77b" style:font-style-asian="normal" style:font-name-complex="Times New Roman2" style:font-size-complex="12pt" style:font-style-complex="normal"/>
    </style:style>
    <style:style style:name="T125" style:family="text">
      <style:text-properties fo:font-style="normal" officeooo:rsid="021c068b" style:font-style-asian="normal" style:font-name-complex="Times New Roman2" style:font-size-complex="12pt" style:font-style-complex="normal"/>
    </style:style>
    <style:style style:name="T126" style:family="text">
      <style:text-properties fo:font-style="normal" officeooo:rsid="021f1dfe" style:font-style-asian="normal" style:font-name-complex="Times New Roman2" style:font-size-complex="12pt" style:font-style-complex="normal"/>
    </style:style>
    <style:style style:name="T127" style:family="text">
      <style:text-properties fo:font-style="normal" officeooo:rsid="0221e33b" style:font-style-asian="normal" style:font-name-complex="Times New Roman2" style:font-size-complex="12pt" style:font-style-complex="normal"/>
    </style:style>
    <style:style style:name="T128" style:family="text">
      <style:text-properties fo:font-style="normal" officeooo:rsid="0223d530" style:font-style-asian="normal" style:font-name-complex="Times New Roman2" style:font-size-complex="12pt" style:font-style-complex="normal"/>
    </style:style>
    <style:style style:name="T129" style:family="text">
      <style:text-properties fo:font-style="normal" officeooo:rsid="0225a1eb" style:font-style-asian="normal" style:font-name-complex="Times New Roman2" style:font-size-complex="12pt" style:font-style-complex="normal"/>
    </style:style>
    <style:style style:name="T130" style:family="text">
      <style:text-properties fo:font-style="normal" officeooo:rsid="0225b4b1" style:font-style-asian="normal" style:font-name-complex="Times New Roman2" style:font-size-complex="12pt" style:font-style-complex="normal"/>
    </style:style>
    <style:style style:name="T131" style:family="text">
      <style:text-properties fo:font-style="normal" officeooo:rsid="02282f6e" style:font-style-asian="normal" style:font-name-complex="Times New Roman2" style:font-size-complex="12pt" style:font-style-complex="normal"/>
    </style:style>
    <style:style style:name="T132" style:family="text">
      <style:text-properties fo:font-style="normal" officeooo:rsid="02283307" style:font-style-asian="normal" style:font-name-complex="Times New Roman2" style:font-size-complex="12pt" style:font-style-complex="normal"/>
    </style:style>
    <style:style style:name="T133" style:family="text">
      <style:text-properties fo:font-style="normal" officeooo:rsid="022a0121" style:font-style-asian="normal" style:font-name-complex="Times New Roman2" style:font-size-complex="12pt" style:font-style-complex="normal"/>
    </style:style>
    <style:style style:name="T134" style:family="text">
      <style:text-properties fo:font-style="normal" officeooo:rsid="022bdcbe" style:font-style-asian="normal" style:font-name-complex="Times New Roman2" style:font-size-complex="12pt" style:font-style-complex="normal"/>
    </style:style>
    <style:style style:name="T135" style:family="text">
      <style:text-properties fo:font-style="normal" officeooo:rsid="022dba80" style:font-style-asian="normal" style:font-name-complex="Times New Roman2" style:font-size-complex="12pt" style:font-style-complex="normal"/>
    </style:style>
    <style:style style:name="T136" style:family="text">
      <style:text-properties fo:font-style="normal" officeooo:rsid="022f4d2b" style:font-style-asian="normal" style:font-name-complex="Times New Roman2" style:font-size-complex="12pt" style:font-style-complex="normal"/>
    </style:style>
    <style:style style:name="T137" style:family="text">
      <style:text-properties fo:font-style="normal" officeooo:rsid="0230b0d1" style:font-style-asian="normal" style:font-name-complex="Times New Roman2" style:font-size-complex="12pt" style:font-style-complex="normal"/>
    </style:style>
    <style:style style:name="T138" style:family="text">
      <style:text-properties fo:font-style="normal" officeooo:rsid="023288c2" style:font-style-asian="normal" style:font-name-complex="Times New Roman2" style:font-size-complex="12pt" style:font-style-complex="normal"/>
    </style:style>
    <style:style style:name="T139" style:family="text">
      <style:text-properties fo:font-style="normal" officeooo:rsid="0236c895" style:font-style-asian="normal" style:font-name-complex="Times New Roman2" style:font-size-complex="12pt" style:font-style-complex="normal"/>
    </style:style>
    <style:style style:name="T140" style:family="text">
      <style:text-properties fo:font-style="normal" officeooo:rsid="0239acf3" style:font-style-asian="normal" style:font-name-complex="Times New Roman2" style:font-size-complex="12pt" style:font-style-complex="normal"/>
    </style:style>
    <style:style style:name="T141" style:family="text">
      <style:text-properties fo:font-style="normal" officeooo:rsid="023b3ed9" style:font-style-asian="normal" style:font-name-complex="Times New Roman2" style:font-size-complex="12pt" style:font-style-complex="normal"/>
    </style:style>
    <style:style style:name="T142" style:family="text">
      <style:text-properties fo:font-style="normal" officeooo:rsid="023d718b" style:font-style-asian="normal" style:font-name-complex="Times New Roman2" style:font-size-complex="12pt" style:font-style-complex="normal"/>
    </style:style>
    <style:style style:name="T143" style:family="text">
      <style:text-properties fo:font-style="normal" officeooo:rsid="023f4f98" style:font-style-asian="normal" style:font-name-complex="Times New Roman2" style:font-size-complex="12pt" style:font-style-complex="normal"/>
    </style:style>
    <style:style style:name="T144" style:family="text">
      <style:text-properties fo:font-style="normal" officeooo:rsid="0241aac8" style:font-style-asian="normal" style:font-name-complex="Times New Roman2" style:font-size-complex="12pt" style:font-style-complex="normal"/>
    </style:style>
    <style:style style:name="T145" style:family="text">
      <style:text-properties fo:font-style="normal" officeooo:rsid="024370d7" style:font-style-asian="normal" style:font-name-complex="Times New Roman2" style:font-size-complex="12pt" style:font-style-complex="normal"/>
    </style:style>
    <style:style style:name="T146" style:family="text">
      <style:text-properties fo:font-style="normal" officeooo:rsid="0247238f" style:font-style-asian="normal" style:font-name-complex="Times New Roman2" style:font-size-complex="12pt" style:font-style-complex="normal"/>
    </style:style>
    <style:style style:name="T147" style:family="text">
      <style:text-properties fo:font-style="normal" officeooo:rsid="024f73e6" style:font-style-asian="normal" style:font-name-complex="Times New Roman2" style:font-size-complex="12pt" style:font-style-complex="normal"/>
    </style:style>
    <style:style style:name="T148" style:family="text">
      <style:text-properties fo:font-style="normal" officeooo:rsid="025248c6" style:font-style-asian="normal" style:font-name-complex="Times New Roman2" style:font-size-complex="12pt" style:font-style-complex="normal"/>
    </style:style>
    <style:style style:name="T149" style:family="text">
      <style:text-properties fo:font-style="normal" officeooo:rsid="0254f833" style:font-style-asian="normal" style:font-name-complex="Times New Roman2" style:font-size-complex="12pt" style:font-style-complex="normal"/>
    </style:style>
    <style:style style:name="T150" style:family="text">
      <style:text-properties fo:font-style="normal" officeooo:rsid="02597a9a" style:font-style-asian="normal" style:font-name-complex="Times New Roman2" style:font-size-complex="12pt" style:font-style-complex="normal"/>
    </style:style>
    <style:style style:name="T151" style:family="text">
      <style:text-properties fo:font-style="normal" officeooo:rsid="02614468" style:font-style-asian="normal" style:font-name-complex="Times New Roman2" style:font-size-complex="12pt" style:font-style-complex="normal"/>
    </style:style>
    <style:style style:name="T152" style:family="text">
      <style:text-properties fo:font-style="normal" officeooo:rsid="026513d5" style:font-style-asian="normal" style:font-name-complex="Times New Roman2" style:font-size-complex="12pt" style:font-style-complex="normal"/>
    </style:style>
    <style:style style:name="T153" style:family="text">
      <style:text-properties fo:font-style="normal" officeooo:rsid="026752f3" style:font-style-asian="normal" style:font-name-complex="Times New Roman2" style:font-size-complex="12pt" style:font-style-complex="normal"/>
    </style:style>
    <style:style style:name="T154" style:family="text">
      <style:text-properties fo:font-style="normal" officeooo:rsid="026a8f37" style:font-style-asian="normal" style:font-name-complex="Times New Roman2" style:font-size-complex="12pt" style:font-style-complex="normal"/>
    </style:style>
    <style:style style:name="T155" style:family="text">
      <style:text-properties fo:font-style="normal" officeooo:rsid="026c21f0" style:font-style-asian="normal" style:font-name-complex="Times New Roman2" style:font-size-complex="12pt" style:font-style-complex="normal"/>
    </style:style>
    <style:style style:name="T156" style:family="text">
      <style:text-properties fo:font-style="normal" officeooo:rsid="02728767" style:font-style-asian="normal" style:font-name-complex="Times New Roman2" style:font-size-complex="12pt" style:font-style-complex="normal"/>
    </style:style>
    <style:style style:name="T157" style:family="text">
      <style:text-properties fo:font-style="normal" officeooo:rsid="0275c59c" style:font-style-asian="normal" style:font-name-complex="Times New Roman2" style:font-size-complex="12pt" style:font-style-complex="normal"/>
    </style:style>
    <style:style style:name="T158" style:family="text">
      <style:text-properties fo:font-style="normal" officeooo:rsid="02791e41" style:font-style-asian="normal" style:font-name-complex="Times New Roman2" style:font-size-complex="12pt" style:font-style-complex="normal"/>
    </style:style>
    <style:style style:name="T159" style:family="text">
      <style:text-properties fo:font-style="normal" officeooo:rsid="027daf88" style:font-style-asian="normal" style:font-name-complex="Times New Roman2" style:font-size-complex="12pt" style:font-style-complex="normal"/>
    </style:style>
    <style:style style:name="T160" style:family="text">
      <style:text-properties fo:font-style="normal" officeooo:rsid="0232dd69" style:font-style-asian="normal" style:font-name-complex="Times New Roman2" style:font-size-complex="12pt" style:font-style-complex="normal"/>
    </style:style>
    <style:style style:name="T161" style:family="text">
      <style:text-properties fo:font-style="normal" officeooo:rsid="02359ee0" style:font-style-asian="normal" style:font-name-complex="Times New Roman2" style:font-size-complex="12pt" style:font-style-complex="normal"/>
    </style:style>
    <style:style style:name="T162" style:family="text">
      <style:text-properties fo:font-style="normal" officeooo:rsid="0234280f" style:font-style-asian="normal" style:font-name-complex="Times New Roman2" style:font-size-complex="12pt" style:font-style-complex="normal"/>
    </style:style>
    <style:style style:name="T163" style:family="text">
      <style:text-properties fo:font-style="normal" officeooo:rsid="027eb9e1" style:font-style-asian="normal" style:font-name-complex="Times New Roman2" style:font-size-complex="12pt" style:font-style-complex="normal"/>
    </style:style>
    <style:style style:name="T164" style:family="text">
      <style:text-properties fo:font-style="normal" officeooo:rsid="024299bb" style:font-style-asian="normal" style:font-name-complex="Times New Roman2" style:font-size-complex="12pt" style:font-style-complex="normal"/>
    </style:style>
    <style:style style:name="T165" style:family="text">
      <style:text-properties fo:font-style="normal" officeooo:rsid="0282bd2b" style:font-style-asian="normal" style:font-name-complex="Times New Roman2" style:font-size-complex="12pt" style:font-style-complex="normal"/>
    </style:style>
    <style:style style:name="T166" style:family="text">
      <style:text-properties fo:font-style="normal" officeooo:rsid="02842c5d" style:font-style-asian="normal" style:font-name-complex="Times New Roman2" style:font-size-complex="12pt" style:font-style-complex="normal"/>
    </style:style>
    <style:style style:name="T167" style:family="text">
      <style:text-properties fo:font-style="normal" officeooo:rsid="0285c1f9" style:font-style-asian="normal" style:font-name-complex="Times New Roman2" style:font-size-complex="12pt" style:font-style-complex="normal"/>
    </style:style>
    <style:style style:name="T168" style:family="text">
      <style:text-properties fo:font-style="normal" officeooo:rsid="02869178" style:font-style-asian="normal" style:font-name-complex="Times New Roman2" style:font-size-complex="12pt" style:font-style-complex="normal"/>
    </style:style>
    <style:style style:name="T169" style:family="text">
      <style:text-properties fo:font-style="normal" officeooo:rsid="02869371" style:font-style-asian="normal" style:font-name-complex="Times New Roman2" style:font-size-complex="12pt" style:font-style-complex="normal"/>
    </style:style>
    <style:style style:name="T170" style:family="text">
      <style:text-properties fo:font-style="normal" officeooo:rsid="02887cfd" style:font-style-asian="normal" style:font-name-complex="Times New Roman2" style:font-size-complex="12pt" style:font-style-complex="normal"/>
    </style:style>
    <style:style style:name="T171" style:family="text">
      <style:text-properties fo:font-style="normal" officeooo:rsid="028c33c7" style:font-style-asian="normal" style:font-name-complex="Times New Roman2" style:font-size-complex="12pt" style:font-style-complex="normal"/>
    </style:style>
    <style:style style:name="T172" style:family="text">
      <style:text-properties fo:font-style="normal" officeooo:rsid="02947fdd" style:font-style-asian="normal" style:font-name-complex="Times New Roman2" style:font-size-complex="12pt" style:font-style-complex="normal"/>
    </style:style>
    <style:style style:name="T173" style:family="text">
      <style:text-properties fo:font-style="normal" officeooo:rsid="0294c9da" style:font-style-asian="normal" style:font-name-complex="Times New Roman2" style:font-size-complex="12pt" style:font-style-complex="normal"/>
    </style:style>
    <style:style style:name="T174" style:family="text">
      <style:text-properties fo:font-style="normal" officeooo:rsid="0298d295" style:font-style-asian="normal" style:font-name-complex="Times New Roman2" style:font-size-complex="12pt" style:font-style-complex="normal"/>
    </style:style>
    <style:style style:name="T175" style:family="text">
      <style:text-properties fo:font-style="normal" officeooo:rsid="029d0a25" style:font-style-asian="normal" style:font-name-complex="Times New Roman2" style:font-size-complex="12pt" style:font-style-complex="normal"/>
    </style:style>
    <style:style style:name="T176" style:family="text">
      <style:text-properties fo:font-style="normal" officeooo:rsid="029d71b9" style:font-style-asian="normal" style:font-name-complex="Times New Roman2" style:font-size-complex="12pt" style:font-style-complex="normal"/>
    </style:style>
    <style:style style:name="T177" style:family="text">
      <style:text-properties fo:font-style="normal" officeooo:rsid="029f16e9" style:font-style-asian="normal" style:font-name-complex="Times New Roman2" style:font-size-complex="12pt" style:font-style-complex="normal"/>
    </style:style>
    <style:style style:name="T178" style:family="text">
      <style:text-properties fo:font-style="normal" officeooo:rsid="02a10835" style:font-style-asian="normal" style:font-name-complex="Times New Roman2" style:font-size-complex="12pt" style:font-style-complex="normal"/>
    </style:style>
    <style:style style:name="T179" style:family="text">
      <style:text-properties fo:font-style="normal" officeooo:rsid="02a607fc" style:font-style-asian="normal" style:font-name-complex="Times New Roman2" style:font-size-complex="12pt" style:font-style-complex="normal"/>
    </style:style>
    <style:style style:name="T180" style:family="text">
      <style:text-properties fo:font-style="normal" officeooo:rsid="02a80220" style:font-style-asian="normal" style:font-name-complex="Times New Roman2" style:font-size-complex="12pt" style:font-style-complex="normal"/>
    </style:style>
    <style:style style:name="T181" style:family="text">
      <style:text-properties fo:font-style="normal" officeooo:rsid="02a824fe" style:font-style-asian="normal" style:font-name-complex="Times New Roman2" style:font-size-complex="12pt" style:font-style-complex="normal"/>
    </style:style>
    <style:style style:name="T182" style:family="text">
      <style:text-properties fo:font-style="normal" officeooo:rsid="02a8c64e" style:font-style-asian="normal" style:font-name-complex="Times New Roman2" style:font-size-complex="12pt" style:font-style-complex="normal"/>
    </style:style>
    <style:style style:name="T183" style:family="text">
      <style:text-properties fo:font-style="normal" officeooo:rsid="02a9c9a0" style:font-style-asian="normal" style:font-name-complex="Times New Roman2" style:font-size-complex="12pt" style:font-style-complex="normal"/>
    </style:style>
    <style:style style:name="T184" style:family="text">
      <style:text-properties fo:font-style="normal" officeooo:rsid="02ab4c69" style:font-style-asian="normal" style:font-name-complex="Times New Roman2" style:font-size-complex="12pt" style:font-style-complex="normal"/>
    </style:style>
    <style:style style:name="T185" style:family="text">
      <style:text-properties fo:font-style="normal" officeooo:rsid="02ab94ee" style:font-style-asian="normal" style:font-name-complex="Times New Roman2" style:font-size-complex="12pt" style:font-style-complex="normal"/>
    </style:style>
    <style:style style:name="T186" style:family="text">
      <style:text-properties fo:font-style="normal" officeooo:rsid="02ad1744" style:font-style-asian="normal" style:font-name-complex="Times New Roman2" style:font-size-complex="12pt" style:font-style-complex="normal"/>
    </style:style>
    <style:style style:name="T187" style:family="text">
      <style:text-properties fo:font-style="normal" officeooo:rsid="02aea232" style:font-style-asian="normal" style:font-name-complex="Times New Roman2" style:font-size-complex="12pt" style:font-style-complex="normal"/>
    </style:style>
    <style:style style:name="T188" style:family="text">
      <style:text-properties fo:font-style="normal" officeooo:rsid="02b2f945" style:font-style-asian="normal" style:font-name-complex="Times New Roman2" style:font-size-complex="12pt" style:font-style-complex="normal"/>
    </style:style>
    <style:style style:name="T189" style:family="text">
      <style:text-properties fo:font-style="normal" officeooo:rsid="02caebe4" style:font-style-asian="normal" style:font-name-complex="Times New Roman2" style:font-size-complex="12pt" style:font-style-complex="normal"/>
    </style:style>
    <style:style style:name="T190" style:family="text">
      <style:text-properties fo:font-style="normal" officeooo:rsid="02cb5218" style:font-style-asian="normal" style:font-name-complex="Times New Roman2" style:font-size-complex="12pt" style:font-style-complex="normal"/>
    </style:style>
    <style:style style:name="T191" style:family="text">
      <style:text-properties fo:font-style="normal" officeooo:rsid="02cd4810" style:font-style-asian="normal" style:font-name-complex="Times New Roman2" style:font-size-complex="12pt" style:font-style-complex="normal"/>
    </style:style>
    <style:style style:name="T192" style:family="text">
      <style:text-properties fo:font-style="normal" officeooo:rsid="02d40921" style:font-style-asian="normal" style:font-name-complex="Times New Roman2" style:font-size-complex="12pt" style:font-style-complex="normal"/>
    </style:style>
    <style:style style:name="T193" style:family="text">
      <style:text-properties fo:font-style="normal" officeooo:rsid="03097544" style:font-style-asian="normal" style:font-name-complex="Times New Roman2" style:font-size-complex="12pt" style:font-style-complex="normal"/>
    </style:style>
    <style:style style:name="T194" style:family="text">
      <style:text-properties fo:font-style="normal" officeooo:rsid="030ce80c" style:font-style-asian="normal" style:font-name-complex="Times New Roman2" style:font-size-complex="12pt" style:font-style-complex="normal"/>
    </style:style>
    <style:style style:name="T195" style:family="text">
      <style:text-properties fo:font-style="normal" fo:font-weight="bold" style:font-style-asian="normal" style:font-weight-asian="bold" style:font-name-complex="Times New Roman2" style:font-size-complex="12pt" style:font-style-complex="normal" style:font-weight-complex="bold"/>
    </style:style>
    <style:style style:name="T196" style:family="text">
      <style:text-properties fo:font-style="normal" fo:font-weight="bold" officeooo:rsid="01a55361" style:font-style-asian="normal" style:font-weight-asian="bold" style:font-name-complex="Times New Roman2" style:font-size-complex="12pt" style:font-style-complex="normal" style:font-weight-complex="bold"/>
    </style:style>
    <style:style style:name="T197" style:family="text">
      <style:text-properties fo:font-style="normal" fo:font-weight="bold" officeooo:rsid="01ef44e0" style:font-style-asian="normal" style:font-weight-asian="bold" style:font-name-complex="Times New Roman2" style:font-size-complex="12pt" style:font-style-complex="normal" style:font-weight-complex="bold"/>
    </style:style>
    <style:style style:name="T198" style:family="text">
      <style:text-properties fo:font-style="normal" fo:font-weight="bold" officeooo:rsid="0201e0c5" style:font-style-asian="normal" style:font-weight-asian="bold" style:font-name-complex="Times New Roman2" style:font-size-complex="12pt" style:font-style-complex="normal" style:font-weight-complex="bold"/>
    </style:style>
    <style:style style:name="T199" style:family="text">
      <style:text-properties fo:font-style="normal" fo:font-weight="bold" officeooo:rsid="02089ad0" style:font-style-asian="normal" style:font-weight-asian="bold" style:font-name-complex="Times New Roman2" style:font-size-complex="12pt" style:font-style-complex="normal" style:font-weight-complex="bold"/>
    </style:style>
    <style:style style:name="T200" style:family="text">
      <style:text-properties fo:font-style="normal" fo:font-weight="bold" officeooo:rsid="0236c895" style:font-style-asian="normal" style:font-weight-asian="bold" style:font-name-complex="Times New Roman2" style:font-size-complex="12pt" style:font-style-complex="normal" style:font-weight-complex="bold"/>
    </style:style>
    <style:style style:name="T201" style:family="text">
      <style:text-properties fo:font-style="normal" fo:font-weight="bold" officeooo:rsid="0250a71f" style:font-style-asian="normal" style:font-weight-asian="bold" style:font-name-complex="Times New Roman2" style:font-size-complex="12pt" style:font-style-complex="normal" style:font-weight-complex="bold"/>
    </style:style>
    <style:style style:name="T202" style:family="text">
      <style:text-properties fo:font-style="normal" fo:font-weight="bold" officeooo:rsid="02a607fc" style:font-style-asian="normal" style:font-weight-asian="bold" style:font-name-complex="Times New Roman2" style:font-size-complex="12pt" style:font-style-complex="normal" style:font-weight-complex="bold"/>
    </style:style>
    <style:style style:name="T203" style:family="text">
      <style:text-properties officeooo:rsid="019bc138"/>
    </style:style>
    <style:style style:name="T204" style:family="text">
      <style:text-properties officeooo:rsid="01a55361"/>
    </style:style>
    <style:style style:name="T205" style:family="text">
      <style:text-properties style:font-name="Transliteration"/>
    </style:style>
    <style:style style:name="T206" style:family="text">
      <style:text-properties style:font-name="Transliteration" officeooo:rsid="01bf10ab" style:font-name-complex="Times New Roman2" style:font-size-complex="12pt"/>
    </style:style>
    <style:style style:name="T207" style:family="text">
      <style:text-properties style:font-name="Transliteration" officeooo:rsid="01cad4a6" style:font-name-complex="Times New Roman2" style:font-size-complex="12pt"/>
    </style:style>
    <style:style style:name="T208" style:family="text">
      <style:text-properties style:font-name="Transliteration" fo:font-style="normal" officeooo:rsid="01bf10ab" style:font-style-asian="normal" style:font-name-complex="Times New Roman2" style:font-size-complex="12pt" style:font-style-complex="normal"/>
    </style:style>
    <style:style style:name="T209" style:family="text">
      <style:text-properties style:font-name="Transliteration" fo:font-style="normal" officeooo:rsid="01ff9b42" style:font-style-asian="normal" style:font-name-complex="Times New Roman2" style:font-size-complex="12pt" style:font-style-complex="normal"/>
    </style:style>
    <style:style style:name="T210" style:family="text">
      <style:text-properties style:font-name="Transliteration" fo:font-style="normal" officeooo:rsid="0225a1eb" style:font-style-asian="normal" style:font-name-complex="Times New Roman2" style:font-size-complex="12pt" style:font-style-complex="normal"/>
    </style:style>
    <style:style style:name="T211" style:family="text">
      <style:text-properties style:font-name="Transliteration" officeooo:rsid="020418e5"/>
    </style:style>
    <style:style style:name="T212" style:family="text">
      <style:text-properties style:font-name="Transliteration" officeooo:rsid="025745bd"/>
    </style:style>
    <style:style style:name="T213" style:family="text">
      <style:text-properties style:font-name="Transliteration" officeooo:rsid="029f16e9"/>
    </style:style>
    <style:style style:name="T214" style:family="text">
      <style:text-properties style:font-name="Transliteration" officeooo:rsid="02bda874"/>
    </style:style>
    <style:style style:name="T215" style:family="text">
      <style:text-properties style:font-name="Transliteration" officeooo:rsid="030046e2"/>
    </style:style>
    <style:style style:name="T216" style:family="text">
      <style:text-properties officeooo:rsid="01c3851d"/>
    </style:style>
    <style:style style:name="T217" style:family="text">
      <style:text-properties officeooo:rsid="01c4d4c4"/>
    </style:style>
    <style:style style:name="T218" style:family="text">
      <style:text-properties officeooo:rsid="01d5f246"/>
    </style:style>
    <style:style style:name="T219" style:family="text">
      <style:text-properties officeooo:rsid="01d77a9b"/>
    </style:style>
    <style:style style:name="T220" style:family="text">
      <style:text-properties officeooo:rsid="01db2508"/>
    </style:style>
    <style:style style:name="T221" style:family="text">
      <style:text-properties officeooo:rsid="01de14a5"/>
    </style:style>
    <style:style style:name="T222" style:family="text">
      <style:text-properties officeooo:rsid="01e17e96"/>
    </style:style>
    <style:style style:name="T223" style:family="text">
      <style:text-properties officeooo:rsid="01e3e1e7"/>
    </style:style>
    <style:style style:name="T224" style:family="text">
      <style:text-properties officeooo:rsid="01e5305c"/>
    </style:style>
    <style:style style:name="T225" style:family="text">
      <style:text-properties officeooo:rsid="01e8d8ca"/>
    </style:style>
    <style:style style:name="T226" style:family="text">
      <style:text-properties officeooo:rsid="01ef44e0"/>
    </style:style>
    <style:style style:name="T227" style:family="text">
      <style:text-properties officeooo:rsid="02440f4b"/>
    </style:style>
    <style:style style:name="T228" style:family="text">
      <style:text-properties officeooo:rsid="024a16bb"/>
    </style:style>
    <style:style style:name="T229" style:family="text">
      <style:text-properties officeooo:rsid="024c80cc"/>
    </style:style>
    <style:style style:name="T230" style:family="text">
      <style:text-properties officeooo:rsid="025745bd"/>
    </style:style>
    <style:style style:name="T231" style:family="text">
      <style:text-properties officeooo:rsid="025ad19f"/>
    </style:style>
    <style:style style:name="T232" style:family="text">
      <style:text-properties officeooo:rsid="025bb2fa"/>
    </style:style>
    <style:style style:name="T233" style:family="text">
      <style:text-properties officeooo:rsid="025d0ff2"/>
    </style:style>
    <style:style style:name="T234" style:family="text">
      <style:text-properties officeooo:rsid="0266b04b"/>
    </style:style>
    <style:style style:name="T235" style:family="text">
      <style:text-properties officeooo:rsid="02691be0"/>
    </style:style>
    <style:style style:name="T236" style:family="text">
      <style:text-properties officeooo:rsid="026dc537"/>
    </style:style>
    <style:style style:name="T237" style:family="text">
      <style:text-properties officeooo:rsid="027045c5"/>
    </style:style>
    <style:style style:name="T238" style:family="text">
      <style:text-properties officeooo:rsid="02715978"/>
    </style:style>
    <style:style style:name="T239" style:family="text">
      <style:text-properties officeooo:rsid="0276fbb7"/>
    </style:style>
    <style:style style:name="T240" style:family="text">
      <style:text-properties officeooo:rsid="027887ec"/>
    </style:style>
    <style:style style:name="T241" style:family="text">
      <style:text-properties officeooo:rsid="027eb967"/>
    </style:style>
    <style:style style:name="T242" style:family="text">
      <style:text-properties officeooo:rsid="027eb9e1"/>
    </style:style>
    <style:style style:name="T243" style:family="text">
      <style:text-properties officeooo:rsid="027f1a42"/>
    </style:style>
    <style:style style:name="T244" style:family="text">
      <style:text-properties officeooo:rsid="028ea34d"/>
    </style:style>
    <style:style style:name="T245" style:family="text">
      <style:text-properties officeooo:rsid="028f3e5a"/>
    </style:style>
    <style:style style:name="T246" style:family="text">
      <style:text-properties officeooo:rsid="0293afa3"/>
    </style:style>
    <style:style style:name="T247" style:family="text">
      <style:text-properties officeooo:rsid="02947fdd"/>
    </style:style>
    <style:style style:name="T248" style:family="text">
      <style:text-properties officeooo:rsid="0295c253"/>
    </style:style>
    <style:style style:name="T249" style:family="text">
      <style:text-properties officeooo:rsid="02970406"/>
    </style:style>
    <style:style style:name="T250" style:family="text">
      <style:text-properties officeooo:rsid="0297ec39"/>
    </style:style>
    <style:style style:name="T251" style:family="text">
      <style:text-properties officeooo:rsid="029b59f5"/>
    </style:style>
    <style:style style:name="T252" style:family="text">
      <style:text-properties officeooo:rsid="029d0a25"/>
    </style:style>
    <style:style style:name="T253" style:family="text">
      <style:text-properties officeooo:rsid="029f16e9"/>
    </style:style>
    <style:style style:name="T254" style:family="text">
      <style:text-properties officeooo:rsid="029f95be"/>
    </style:style>
    <style:style style:name="T255" style:family="text">
      <style:text-properties officeooo:rsid="02a02062"/>
    </style:style>
    <style:style style:name="T256" style:family="text">
      <style:text-properties officeooo:rsid="02a2033b"/>
    </style:style>
    <style:style style:name="T257" style:family="text">
      <style:text-properties officeooo:rsid="02a7088a"/>
    </style:style>
    <style:style style:name="T258" style:family="text">
      <style:text-properties officeooo:rsid="02a8c64e"/>
    </style:style>
    <style:style style:name="T259" style:family="text">
      <style:text-properties officeooo:rsid="02a9c9a0"/>
    </style:style>
    <style:style style:name="T260" style:family="text">
      <style:text-properties officeooo:rsid="02aa3e62"/>
    </style:style>
    <style:style style:name="T261" style:family="text">
      <style:text-properties officeooo:rsid="02b0334c"/>
    </style:style>
    <style:style style:name="T262" style:family="text">
      <style:text-properties officeooo:rsid="02b1ff7e"/>
    </style:style>
    <style:style style:name="T263" style:family="text">
      <style:text-properties officeooo:rsid="02b2008c"/>
    </style:style>
    <style:style style:name="T264" style:family="text">
      <style:text-properties officeooo:rsid="0256b750"/>
    </style:style>
    <style:style style:name="T265" style:family="text">
      <style:text-properties officeooo:rsid="02b61928"/>
    </style:style>
    <style:style style:name="T266" style:family="text">
      <style:text-properties officeooo:rsid="02bbbc96"/>
    </style:style>
    <style:style style:name="T267" style:family="text">
      <style:text-properties officeooo:rsid="02bea321"/>
    </style:style>
    <style:style style:name="T268" style:family="text">
      <style:text-properties officeooo:rsid="02c0933e"/>
    </style:style>
    <style:style style:name="T269" style:family="text">
      <style:text-properties officeooo:rsid="02c105d2"/>
    </style:style>
    <style:style style:name="T270" style:family="text">
      <style:text-properties officeooo:rsid="02c22b77"/>
    </style:style>
    <style:style style:name="T271" style:family="text">
      <style:text-properties officeooo:rsid="02c4179b"/>
    </style:style>
    <style:style style:name="T272" style:family="text">
      <style:text-properties officeooo:rsid="02c46c36"/>
    </style:style>
    <style:style style:name="T273" style:family="text">
      <style:text-properties officeooo:rsid="02c77a05"/>
    </style:style>
    <style:style style:name="T274" style:family="text">
      <style:text-properties officeooo:rsid="02caebe4"/>
    </style:style>
    <style:style style:name="T275" style:family="text">
      <style:text-properties officeooo:rsid="02ceda45"/>
    </style:style>
    <style:style style:name="T276" style:family="text">
      <style:text-properties officeooo:rsid="02d184f4"/>
    </style:style>
    <style:style style:name="T277" style:family="text">
      <style:text-properties officeooo:rsid="02d6eabc"/>
    </style:style>
    <style:style style:name="T278" style:family="text">
      <style:text-properties officeooo:rsid="02d87694"/>
    </style:style>
    <style:style style:name="T279" style:family="text">
      <style:text-properties officeooo:rsid="02d93565"/>
    </style:style>
    <style:style style:name="T280" style:family="text">
      <style:text-properties officeooo:rsid="02db814c"/>
    </style:style>
    <style:style style:name="T281" style:family="text">
      <style:text-properties officeooo:rsid="02dc920d"/>
    </style:style>
    <style:style style:name="T282" style:family="text">
      <style:text-properties officeooo:rsid="02dd2b19"/>
    </style:style>
    <style:style style:name="T283" style:family="text">
      <style:text-properties officeooo:rsid="02de82dd"/>
    </style:style>
    <style:style style:name="T284" style:family="text">
      <style:text-properties officeooo:rsid="02e00fd6"/>
    </style:style>
    <style:style style:name="T285" style:family="text">
      <style:text-properties officeooo:rsid="02e20158"/>
    </style:style>
    <style:style style:name="T286" style:family="text">
      <style:text-properties officeooo:rsid="02e52838"/>
    </style:style>
    <style:style style:name="T287" style:family="text">
      <style:text-properties officeooo:rsid="02e5b47d"/>
    </style:style>
    <style:style style:name="T288" style:family="text">
      <style:text-properties officeooo:rsid="02e67a3b"/>
    </style:style>
    <style:style style:name="T289" style:family="text">
      <style:text-properties officeooo:rsid="02e7dd85"/>
    </style:style>
    <style:style style:name="T290" style:family="text">
      <style:text-properties officeooo:rsid="02e9158c"/>
    </style:style>
    <style:style style:name="T291" style:family="text">
      <style:text-properties officeooo:rsid="02eac353"/>
    </style:style>
    <style:style style:name="T292" style:family="text">
      <style:text-properties officeooo:rsid="02ed24ae"/>
    </style:style>
    <style:style style:name="T293" style:family="text">
      <style:text-properties officeooo:rsid="02ee767e"/>
    </style:style>
    <style:style style:name="T294" style:family="text">
      <style:text-properties officeooo:rsid="02efcf31"/>
    </style:style>
    <style:style style:name="T295" style:family="text">
      <style:text-properties officeooo:rsid="02f0c0de"/>
    </style:style>
    <style:style style:name="T296" style:family="text">
      <style:text-properties officeooo:rsid="02f2e21f"/>
    </style:style>
    <style:style style:name="T297" style:family="text">
      <style:text-properties officeooo:rsid="02f3688d"/>
    </style:style>
    <style:style style:name="T298" style:family="text">
      <style:text-properties officeooo:rsid="02f592de"/>
    </style:style>
    <style:style style:name="T299" style:family="text">
      <style:text-properties officeooo:rsid="02f8fadd"/>
    </style:style>
    <style:style style:name="T300" style:family="text">
      <style:text-properties officeooo:rsid="02fab54e"/>
    </style:style>
    <style:style style:name="T301" style:family="text">
      <style:text-properties officeooo:rsid="02fb3f60"/>
    </style:style>
    <style:style style:name="T302" style:family="text">
      <style:text-properties officeooo:rsid="02fcbabe"/>
    </style:style>
    <style:style style:name="T303" style:family="text">
      <style:text-properties officeooo:rsid="02fd969a"/>
    </style:style>
    <style:style style:name="T304" style:family="text">
      <style:text-properties officeooo:rsid="02fe0376"/>
    </style:style>
    <style:style style:name="T305" style:family="text">
      <style:text-properties officeooo:rsid="02ff76fe"/>
    </style:style>
    <style:style style:name="T306" style:family="text">
      <style:text-properties officeooo:rsid="030046e2"/>
    </style:style>
    <style:style style:name="T307" style:family="text">
      <style:text-properties officeooo:rsid="03022d1d"/>
    </style:style>
    <style:style style:name="T308" style:family="text">
      <style:text-properties officeooo:rsid="0303ef5e"/>
    </style:style>
    <style:style style:name="T309" style:family="text">
      <style:text-properties officeooo:rsid="03046fb2"/>
    </style:style>
    <style:style style:name="T310" style:family="text">
      <style:text-properties officeooo:rsid="03064108"/>
    </style:style>
    <style:style style:name="T311" style:family="text">
      <style:text-properties officeooo:rsid="030f8e93"/>
    </style:style>
    <style:style style:name="T312" style:family="text">
      <style:text-properties officeooo:rsid="0310f661"/>
    </style:style>
    <style:style style:name="T313" style:family="text">
      <style:text-properties officeooo:rsid="031277d4"/>
    </style:style>
    <style:style style:name="T314" style:family="text">
      <style:text-properties officeooo:rsid="0312fcc4"/>
    </style:style>
    <style:style style:name="T315" style:family="text">
      <style:text-properties officeooo:rsid="0314c907"/>
    </style:style>
    <style:style style:name="T316" style:family="text">
      <style:text-properties officeooo:rsid="03163ce8"/>
    </style:style>
    <style:style style:name="T317" style:family="text">
      <style:text-properties officeooo:rsid="031819a2"/>
    </style:style>
    <style:style style:name="T318" style:family="text">
      <style:text-properties officeooo:rsid="03188350"/>
    </style:style>
    <style:style style:name="T319" style:family="text">
      <style:text-properties officeooo:rsid="03195f85"/>
    </style:style>
    <style:style style:name="T320" style:family="text">
      <style:text-properties officeooo:rsid="0319edd6"/>
    </style:style>
    <style:style style:name="T321" style:family="text">
      <style:text-properties officeooo:rsid="031bcf75"/>
    </style:style>
    <style:style style:name="T322" style:family="text">
      <style:text-properties officeooo:rsid="031cb3fc"/>
    </style:style>
    <style:style style:name="T323" style:family="text">
      <style:text-properties officeooo:rsid="031cd793"/>
    </style:style>
    <style:style style:name="T324" style:family="text">
      <style:text-properties officeooo:rsid="032080b1"/>
    </style:style>
    <style:style style:name="T325" style:family="text">
      <style:text-properties officeooo:rsid="0324a5dd"/>
    </style:style>
    <style:style style:name="T326" style:family="text">
      <style:text-properties officeooo:rsid="03252e67"/>
    </style:style>
    <style:style style:name="T327" style:family="text">
      <style:text-properties officeooo:rsid="03259599"/>
    </style:style>
    <style:style style:name="T328" style:family="text">
      <style:text-properties officeooo:rsid="0325eac1"/>
    </style:style>
    <style:style style:name="T329" style:family="text">
      <style:text-properties officeooo:rsid="0327bc17"/>
    </style:style>
    <style:style style:name="T330" style:family="text">
      <style:text-properties officeooo:rsid="032943d9"/>
    </style:style>
    <style:style style:name="T331" style:family="text">
      <style:text-properties officeooo:rsid="032c9a73"/>
    </style:style>
    <style:style style:name="T332" style:family="text">
      <style:text-properties officeooo:rsid="032d69bf"/>
    </style:style>
    <style:style style:name="T333" style:family="text">
      <style:text-properties officeooo:rsid="033158a2"/>
    </style:style>
    <style:style style:name="T334" style:family="text">
      <style:text-properties officeooo:rsid="0331da63"/>
    </style:style>
    <style:style style:name="T335" style:family="text">
      <style:text-properties officeooo:rsid="03338d99"/>
    </style:style>
    <style:style style:name="T336" style:family="text">
      <style:text-properties officeooo:rsid="03357423"/>
    </style:style>
    <style:style style:name="T337" style:family="text">
      <style:text-properties officeooo:rsid="033b4b47"/>
    </style:style>
    <style:style style:name="T338" style:family="text">
      <style:text-properties officeooo:rsid="033d6cd5"/>
    </style:style>
    <style:style style:name="T339" style:family="text">
      <style:text-properties officeooo:rsid="033dea4f"/>
    </style:style>
    <style:style style:name="T340" style:family="text">
      <style:text-properties officeooo:rsid="034192ee"/>
    </style:style>
    <style:style style:name="T341" style:family="text">
      <style:text-properties officeooo:rsid="0345faf9"/>
    </style:style>
    <style:style style:name="T342" style:family="text">
      <style:text-properties officeooo:rsid="03475744"/>
    </style:style>
    <style:style style:name="T343" style:family="text">
      <style:text-properties officeooo:rsid="0348e06e"/>
    </style:style>
    <style:style style:name="T344" style:family="text">
      <style:text-properties officeooo:rsid="034a4b42"/>
    </style:style>
    <style:style style:name="T345" style:family="text">
      <style:text-properties officeooo:rsid="034aa78b"/>
    </style:style>
    <style:style style:name="T346" style:family="text">
      <style:text-properties officeooo:rsid="034c25e5"/>
    </style:style>
    <style:style style:name="T347" style:family="text">
      <style:text-properties officeooo:rsid="034e75c0"/>
    </style:style>
    <style:style style:name="T348" style:family="text">
      <style:text-properties officeooo:rsid="034f0e4c"/>
    </style:style>
    <style:style style:name="T349" style:family="text">
      <style:text-properties officeooo:rsid="0350a5b5"/>
    </style:style>
    <style:style style:name="T350" style:family="text">
      <style:text-properties officeooo:rsid="03511110"/>
    </style:style>
    <style:style style:name="T351" style:family="text">
      <style:text-properties officeooo:rsid="0352a33b"/>
    </style:style>
    <style:style style:name="T352" style:family="text">
      <style:text-properties officeooo:rsid="03542469"/>
    </style:style>
    <style:style style:name="T353" style:family="text">
      <style:text-properties officeooo:rsid="0354fed6"/>
    </style:style>
    <style:style style:name="T354" style:family="text">
      <style:text-properties officeooo:rsid="03566a6b"/>
    </style:style>
    <style:style style:name="T355" style:family="text">
      <style:text-properties officeooo:rsid="0357e92b"/>
    </style:style>
    <style:style style:name="T356" style:family="text">
      <style:text-properties style:font-name="Transliteration" officeooo:rsid="0357e92b"/>
    </style:style>
    <style:style style:name="T357" style:family="text">
      <style:text-properties officeooo:rsid="0358f4de"/>
    </style:style>
    <style:style style:name="T358" style:family="text">
      <style:text-properties officeooo:rsid="03598608"/>
    </style:style>
    <style:style style:name="T359" style:family="text">
      <style:text-properties officeooo:rsid="035a6ce8"/>
    </style:style>
    <style:style style:name="T360" style:family="text">
      <style:text-properties officeooo:rsid="035d07c8"/>
    </style:style>
    <style:style style:name="T361" style:family="text">
      <style:text-properties officeooo:rsid="035ea621"/>
    </style:style>
    <style:style style:name="T362" style:family="text">
      <style:text-properties officeooo:rsid="03620837"/>
    </style:style>
    <style:style style:name="T363" style:family="text">
      <style:text-properties officeooo:rsid="0362c918"/>
    </style:style>
    <style:style style:name="T364" style:family="text">
      <style:text-properties officeooo:rsid="03633187"/>
    </style:style>
    <style:style style:name="T365" style:family="text">
      <style:text-properties officeooo:rsid="0363feaf"/>
    </style:style>
    <style:style style:name="T366" style:family="text">
      <style:text-properties officeooo:rsid="0364dcde"/>
    </style:style>
    <style:style style:name="T367" style:family="text">
      <style:text-properties officeooo:rsid="0364ebdd"/>
    </style:style>
    <style:style style:name="T368" style:family="text">
      <style:text-properties officeooo:rsid="03682c8f"/>
    </style:style>
    <style:style style:name="T369" style:family="text">
      <style:text-properties officeooo:rsid="0368e650"/>
    </style:style>
    <style:style style:name="T370" style:family="text">
      <style:text-properties officeooo:rsid="0369d67a"/>
    </style:style>
    <style:style style:name="T371" style:family="text">
      <style:text-properties officeooo:rsid="036ae07b"/>
    </style:style>
    <style:style style:name="T372" style:family="text">
      <style:text-properties officeooo:rsid="036c28de"/>
    </style:style>
    <style:style style:name="T373" style:family="text">
      <style:text-properties officeooo:rsid="036d5a91"/>
    </style:style>
    <style:style style:name="T374" style:family="text">
      <style:text-properties officeooo:rsid="036ffe92"/>
    </style:style>
    <style:style style:name="T375" style:family="text">
      <style:text-properties officeooo:rsid="03715fd1"/>
    </style:style>
    <style:style style:name="T376" style:family="text">
      <style:text-properties officeooo:rsid="03722f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5" text:outline-level="1"><text:span text:style-name="T203">Bentresh Stela</text:span> (<text:span text:style-name="T203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8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12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9">References</text:p>
      <text:p text:style-name="P5"/>
      <text:p text:style-name="P12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18"/>
      <text:p text:style-name="P35"><text:span text:style-name="T3">[B]<text:tab/><text:tab/>M. Broze. </text:span><text:span text:style-name="T43">La princesse de Bakhtan : Essai d’analyse stylistique. </text:span><text:span text:style-name="T88">Monographies Reine Élisabeth. Fondation gÉyptologique Reine Élisabeth. Bruxelles (1989).</text:span></text:p>
      <text:p text:style-name="P7"/>
      <text:p text:style-name="P13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44">Attalus</text:span><text:span text:style-name="T89">. </text:span><text:span text:style-name="T90">Last updated August 1, 2020. Accessed October 18, 2025.</text:span><text:span text:style-name="T89"> </text:span><text:a xlink:type="simple" xlink:href="https://www.attalus.org/egypt/bentresh_stela.html" text:style-name="Internet_20_link" text:visited-style-name="Visited_20_Internet_20_Link"><text:span text:style-name="T89">https://www.attalus.org/egypt/bentresh_stela.html</text:span></text:a></text:p>
      <text:p text:style-name="P36"/>
      <text:p text:style-name="P89"><text:span text:style-name="T89">[</text:span><text:span text:style-name="T88">DB]<text:tab/><text:tab/></text:span><text:span text:style-name="T93">A story designed to make propaganda for the cult of Khonsu (The Bentresh-Stela…). </text:span><text:span text:style-name="T94">In</text:span><text:span text:style-name="T93"> </text:span><text:span text:style-name="T43">Egyptian Reading Book, Vol. </text:span><text:span text:style-name="T45">I</text:span><text:span text:style-name="T43">: Exercises and Middle Egyptian Texts</text:span><text:span text:style-name="T88">. Ed. A. De Buck. </text:span><text:span text:style-name="T91">Nederlandsch Archaeologisch-Philologisch Instituut. </text:span><text:span text:style-name="T88">Leyden (1948). </text:span><text:span text:style-name="T93">106–109.</text:span></text:p>
      <text:p text:style-name="P38"/>
      <text:p text:style-name="P16"><text:span text:style-name="T3">[F]<text:tab/><text:tab/>R. O. Faulkner. </text:span><text:span text:style-name="T43">A Concise Dictionary of Middle Egyptian</text:span><text:span text:style-name="T3">. Griffith Institute, Ashmolean Museum, Oxford. Reprinted at the University Press, Oxford (1981).</text:span></text:p>
      <text:p text:style-name="P6"/>
      <text:p text:style-name="P90"><text:span text:style-name="T93">[G]<text:tab/><text:tab/>A. Gardiner. </text:span><text:span text:style-name="T46">Egyptian Grammar: Being an Introduction to the Study of Hieroglyphs</text:span><text:span text:style-name="T93">. 3rd Edition, Revised. Griffith Institute, Ashmolean Museum, Oxford. Printed at the University Press, Cambridge (2007).</text:span></text:p>
      <text:p text:style-name="P39"/>
      <text:p text:style-name="P127"><text:span text:style-name="T93">[</text:span><text:span text:style-name="T88">H]<text:tab/><text:tab/>J. </text:span><text:span text:style-name="T122">E.</text:span><text:span text:style-name="T88"> Hoch. </text:span><text:span text:style-name="T43">Middle Egyptian Grammar</text:span><text:span text:style-name="T88">. </text:span><text:span text:style-name="T122">Benben Publications. Mississauga (1997).</text:span></text:p>
      <text:p text:style-name="P38"/>
      <text:p text:style-name="P79"><text:soft-page-break/><text:span text:style-name="T93">[</text:span><text:span text:style-name="T88">L]<text:tab/><text:tab/>III. Two Pseudepigrapha: The Bentresh Stela. In </text:span><text:span text:style-name="T43">Ancient Egyptian Literature, </text:span><text:span text:style-name="T45">Vol. III: The Late Period. </text:span><text:span text:style-name="T95">Trans. M. Lichtheim. University of California Press. Berkeley (1980). 90</text:span><text:span text:style-name="T93">–</text:span><text:span text:style-name="T95">93.</text:span></text:p>
      <text:p text:style-name="P37"/>
      <text:p text:style-name="P14"><text:span text:style-name="T92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92">https://mqtrinh.github.io/other/egyptian/middle-egyptian/bentresh-stela_trans-nederhof.pdf</text:span></text:a></text:p>
      <text:p text:style-name="P5"/>
      <text:p text:style-name="P12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21"><text:span text:style-name="T204">1</text:span><text:span text:style-name="T226">1</text:span>/1<text:span text:style-name="T226">7</text:span>/25</text:p>
      <text:p text:style-name="P20"/>
      <text:p text:style-name="P20"/>
      <text:p text:style-name="P15"><text:span text:style-name="T86">(1)</text:span><text:span text:style-name="T63"> @</text:span><text:span text:style-name="T64">r </text:span><text:span text:style-name="T71">K</text:span><text:span text:style-name="T74">A </text:span><text:span text:style-name="T71">N</text:span><text:span text:style-name="T69">x</text:span><text:span text:style-name="T70">t</text:span></text:p>
      <text:p text:style-name="P15"><text:span text:style-name="T76">t</text:span><text:span text:style-name="T71">wt </text:span><text:span text:style-name="T76">x</text:span><text:span text:style-name="T70">a</text:span><text:span text:style-name="T65">.</text:span><text:span text:style-name="T66">w</text:span></text:p>
      <text:p text:style-name="P15"><text:span text:style-name="T76">D</text:span><text:span text:style-name="T70">d</text:span><text:span text:style-name="T66"> </text:span><text:span text:style-name="T76">n</text:span><text:span text:style-name="T70">s.</text:span><text:span text:style-name="T72">y</text:span><text:span text:style-name="T77">(t)</text:span><text:span text:style-name="T66"> mi </text:span><text:span text:style-name="T77">(I)</text:span><text:span text:style-name="T70">tm</text:span></text:p>
      <text:p text:style-name="P32"/>
      <text:p text:style-name="P17"><text:span text:style-name="T66">@r </text:span><text:span text:style-name="T73">Nbw</text:span></text:p>
      <text:p text:style-name="P17"><text:span text:style-name="T76">ws</text:span><text:span text:style-name="T77">(</text:span><text:span text:style-name="T76">r</text:span><text:span text:style-name="T77">)</text:span><text:span text:style-name="T76"> x</text:span><text:span text:style-name="T66">pS</text:span><text:span text:style-name="T73">w</text:span><text:span text:style-name="T66"> </text:span><text:span text:style-name="T76">d</text:span><text:span text:style-name="T67">r </text:span><text:span text:style-name="T78">P</text:span><text:span text:style-name="T76">Dt</text:span><text:span text:style-name="T67"> </text:span><text:span text:style-name="T76">9</text:span></text:p>
      <text:p text:style-name="P33"/>
      <text:p text:style-name="P15"><text:span text:style-name="T67">Nsw Bity </text:span><text:span text:style-name="T73">N</text:span><text:span text:style-name="T68">b </text:span><text:span text:style-name="T73">&amp;</text:span><text:span text:style-name="T68">A.wy </text:span></text:p>
      <text:p text:style-name="P85"><text:span text:style-name="T68">W</text:span><text:span text:style-name="T63">sr-MaA.t-Ra </text:span><text:span text:style-name="T79">%tp-</text:span><text:span text:style-name="T80">(n)</text:span><text:span text:style-name="T79">-Ra</text:span></text:p>
      <text:p text:style-name="P34"/>
      <text:p text:style-name="P86"><text:span text:style-name="T81">%</text:span><text:span text:style-name="T63">A Ra</text:span></text:p>
      <text:p text:style-name="P87"><text:span text:style-name="T63">xt=f Mri-Imn Ra-</text:span><text:span text:style-name="T75">m</text:span><text:span text:style-name="T63">s-</text:span><text:span text:style-name="T75">s(w)</text:span></text:p>
      <text:p text:style-name="P29"/>
      <text:p text:style-name="P87"><text:span text:style-name="T63">Imn-Ra </text:span><text:span text:style-name="T87">(2)</text:span><text:span text:style-name="T84"> </text:span><text:span text:style-name="T63">Nb </text:span><text:span text:style-name="T85">Nsw.t</text:span><text:span text:style-name="T82"> PsD.t Nb.wt </text:span><text:span text:style-name="T63">WAs.t</text:span></text:p>
      <text:p text:style-name="P28">mri nTr nfr Imn</text:p>
      <text:p text:style-name="P85"><text:span text:style-name="T63">ms.</text:span><text:span text:style-name="T83">[</text:span><text:span text:style-name="T63">ti</text:span><text:span text:style-name="T83">]</text:span><text:span text:style-name="T63">w Ra-@r-Ax.ty</text:span></text:p>
      <text:p text:style-name="P28">pr.<text:span text:style-name="T219">w</text:span> ax n <text:span text:style-name="T217">N</text:span>b <text:span text:style-name="T217">+</text:span>r.<text:span text:style-name="T218">(</text:span>t<text:span text:style-name="T218">)</text:span></text:p>
      <text:p text:style-name="P28">wtt n KA-<text:span text:style-name="T216">Mwt=f</text:span></text:p>
      <text:p text:style-name="P30">nsw.t n Km.t <text:span text:style-name="T220">HqA</text:span> _Sr.wt</text:p>
      <text:p text:style-name="P30">iTy <text:span text:style-name="T55">(3)</text:span><text:span text:style-name="T221"> </text:span><text:span text:style-name="T222">iT</text:span> <text:span text:style-name="T222">PDt</text:span> 9</text:p>
      <text:p text:style-name="P31">pri m <text:span text:style-name="T223">X</text:span>t</text:p>
      <text:p text:style-name="P31">s<text:span text:style-name="T224">r(w) </text:span>n=f nx.tw</text:p>
      <text:p text:style-name="P30"><text:span text:style-name="T225">w</text:span>D n=f pri a m swH.t</text:p>
      <text:p text:style-name="P30"/>
      <text:p text:style-name="P27"/>
      <text:p text:style-name="P15"><text:span text:style-name="T50">(</text:span><text:span text:style-name="T51">1</text:span><text:span text:style-name="T50">) </text:span><text:span text:style-name="T11">Horus, </text:span><text:span text:style-name="T19">M</text:span><text:span text:style-name="T15">ighty</text:span><text:span text:style-name="T12"> Bull,</text:span></text:p>
      <text:p text:style-name="P15"><text:span text:style-name="T19">p</text:span><text:span text:style-name="T13">erfect [F 295] of </text:span><text:span text:style-name="T19">a</text:span><text:span text:style-name="T13">ppearance [F 185] </text:span><text:span text:style-name="T14">[</text:span><text:span text:style-name="T206">nfr Hr</text:span><text:span text:style-name="T14">]</text:span><text:span text:style-name="T13">,</text:span></text:p>
      <text:p text:style-name="P15"><text:span text:style-name="T19">e</text:span><text:span text:style-name="T14">nduring of </text:span><text:span text:style-name="T19">k</text:span><text:span text:style-name="T14">ingship [</text:span><text:span text:style-name="T208">nfr Hr</text:span><text:span text:style-name="T14">], </text:span><text:span text:style-name="T16">like Atum,</text:span></text:p>
      <text:p text:style-name="P8"/>
      <text:p text:style-name="P8">Golden Horus,</text:p>
      <text:p text:style-name="P91"><text:span text:style-name="T16">s</text:span><text:span text:style-name="T3">trong </text:span><text:span text:style-name="T19">[F 68] </text:span><text:span text:style-name="T3">of arm </text:span><text:span text:style-name="T14">[</text:span><text:span text:style-name="T208">nfr Hr</text:span><text:span text:style-name="T14">] </text:span><text:span text:style-name="T20">[who] drives away the Nine Bows [</text:span><text:span text:style-name="T207">pD.t psD.t</text:span><text:span text:style-name="T20">],</text:span></text:p>
      <text:p text:style-name="P8"/>
      <text:p text:style-name="P8">Dual King, Lord of the Two Lands,</text:p>
      <text:p text:style-name="P82"><text:span text:style-name="T3">User</text:span><text:span text:style-name="T21">m</text:span><text:span text:style-name="T3">aat</text:span><text:span text:style-name="T21">r</text:span><text:span text:style-name="T3">e </text:span><text:span text:style-name="T21">Setepenre,</text:span></text:p>
      <text:p text:style-name="P9"/>
      <text:p text:style-name="P9">Son of Re,</text:p>
      <text:p text:style-name="P84"><text:span text:style-name="T22">h</text:span><text:span text:style-name="T3">is </text:span><text:span text:style-name="T42">presence [F 200],</text:span><text:span text:style-name="T3"> Meri</text:span><text:span text:style-name="T21">a</text:span><text:span text:style-name="T3">mun Ra</text:span><text:span text:style-name="T21">m</text:span><text:span text:style-name="T3">eses,</text:span></text:p>
      <text:p text:style-name="P10"/>
      <text:p text:style-name="P83"><text:span text:style-name="T17">Amun-Re, </text:span><text:span text:style-name="T52">(2)</text:span><text:span text:style-name="T30"> </text:span><text:span text:style-name="T17">Lord of </text:span><text:span text:style-name="T39">t</text:span><text:span text:style-name="T23">he Thrones </text:span><text:span text:style-name="T39">[</text:span><text:span text:style-name="T49">cf.</text:span><text:span text:style-name="T39"> </text:span><text:span text:style-name="T41">G 627 and </text:span><text:span text:style-name="T39">TLA 26200</text:span><text:span text:style-name="T40">]</text:span><text:span text:style-name="T39"> </text:span><text:span text:style-name="T23">[of] the Ennead</text:span><text:span text:style-name="T17">, </text:span><text:span text:style-name="T23">of the Ladies of Thebes</text:span><text:span text:style-name="T23"><text:note text:id="ftn1" text:note-class="footnote"><text:note-citation>1</text:note-citation><text:note-body><text:p text:style-name="P80"><text:span text:style-name="T211">W</text:span><text:span text:style-name="T205">As.t </text:span><text:span text:style-name="T211">=</text:span> Waset <text:span text:style-name="T266">=</text:span> “<text:span text:style-name="T266">The Scepter”</text:span>.</text:p></text:note-body></text:note></text:span><text:span text:style-name="T27">,</text:span></text:p>
      <text:p text:style-name="P11">beloved of the good god, Amun,</text:p>
      <text:p text:style-name="P85"><text:span text:style-name="T3">bo</text:span><text:span text:style-name="T24">[</text:span><text:span text:style-name="T3">r</text:span><text:span text:style-name="T24">]</text:span><text:span text:style-name="T3">n of Re-Horakhty,</text:span></text:p>
      <text:p text:style-name="P85"><text:span text:style-name="T25">seed [F 91] of the </text:span><text:span text:style-name="T47">akh</text:span><text:span text:style-name="T29"> </text:span><text:span text:style-name="T25">of</text:span><text:span text:style-name="T18"> the Lord of </text:span><text:span text:style-name="T25">Ancestors[?</text:span><text:span text:style-name="T26"> F 324</text:span><text:span text:style-name="T25">],</text:span></text:p>
      <text:p text:style-name="P88"><text:span text:style-name="T3">begotten of Ka</text:span><text:span text:style-name="T24">m</text:span><text:span text:style-name="T3">u</text:span><text:span text:style-name="T24">t</text:span><text:span text:style-name="T3">ef,</text:span></text:p>
      <text:p text:style-name="P92"><text:span text:style-name="T28">k</text:span><text:span text:style-name="T3">ing of the Black Land</text:span><text:span text:style-name="T3"><text:note text:id="ftn2" text:note-class="footnote"><text:note-citation>2</text:note-citation><text:note-body><text:p text:style-name="P81"><text:span text:style-name="T205">Km.t</text:span> = Kemet.</text:p></text:note-body></text:note></text:span><text:span text:style-name="T3">, </text:span><text:span text:style-name="T36">ruler </text:span><text:span text:style-name="T3">of the Red Land</text:span><text:span text:style-name="T3"><text:note text:id="ftn3" text:note-class="footnote"><text:note-citation>3</text:note-citation><text:note-body><text:p text:style-name="P81"><text:span text:style-name="T205">_Sr.wt</text:span> = Deshrut.</text:p></text:note-body></text:note></text:span><text:span text:style-name="T3">,</text:span></text:p>
      <text:p text:style-name="P93"><text:soft-page-break/><text:span text:style-name="T3">sovereign </text:span><text:span text:style-name="T53">(3)</text:span><text:span text:style-name="T31"> </text:span><text:span text:style-name="T38">[</text:span><text:span text:style-name="T37">who</text:span><text:span text:style-name="T38">]</text:span><text:span text:style-name="T37"> seized </text:span><text:span text:style-name="T32">the Nine Bows,</text:span></text:p>
      <text:p text:style-name="P94"><text:span text:style-name="T32">t</text:span><text:span text:style-name="T3">hat when he came forth from the womb </text:span><text:span text:style-name="T38">[second tense?]</text:span><text:span text:style-name="T3">,</text:span></text:p>
      <text:p text:style-name="P94"><text:span text:style-name="T34">victories </text:span><text:span text:style-name="T35">[F 139] </text:span><text:span text:style-name="T34">were</text:span><text:span text:style-name="T3"> </text:span><text:span text:style-name="T33">foretold </text:span><text:span text:style-name="T35">[passive] </text:span><text:span text:style-name="T33">[F 235] of him,</text:span></text:p>
      <text:p text:style-name="P95"><text:span text:style-name="T3">command [F 73</text:span><text:span text:style-name="T93">–</text:span><text:span text:style-name="T88">74] [</text:span><text:span text:style-name="T97">g</text:span><text:span text:style-name="T98">iven</text:span><text:span text:style-name="T88">] to him [while] active [F 91] in the egg,</text:span></text:p>
      <text:p text:style-name="P40"/>
      <text:p text:style-name="P40"/>
      <text:p text:style-name="P96"><text:span text:style-name="T196">1</text:span><text:span text:style-name="T197">2</text:span><text:span text:style-name="T195">/</text:span><text:span text:style-name="T197">7</text:span><text:span text:style-name="T195">/25</text:span></text:p>
      <text:p text:style-name="P41"/>
      <text:p text:style-name="P42"/>
      <text:p text:style-name="P103"><text:span text:style-name="T88">kA </text:span><text:span text:style-name="T99">mn ib hb=f mtwn</text:span></text:p>
      <text:p text:style-name="P104"><text:span text:style-name="T105">n</text:span><text:span text:style-name="T88">sw.t n nTr pri nx.t mi MnT(w)</text:span></text:p>
      <text:p text:style-name="P105"><text:span text:style-name="T88">wr pH.t</text:span><text:span text:style-name="T100">y</text:span><text:span text:style-name="T88"> </text:span><text:span text:style-name="T198">(4)</text:span><text:span text:style-name="T110"> </text:span><text:span text:style-name="T88">mi sA Nw.t</text:span></text:p>
      <text:p text:style-name="P118"/>
      <text:p text:style-name="P106"><text:span text:style-name="T88">is Hm=f </text:span><text:span text:style-name="T113">m N</text:span><text:span text:style-name="T88">hr</text:span><text:span text:style-name="T113">n</text:span><text:span text:style-name="T88"> </text:span><text:span text:style-name="T113">mi </text:span><text:span text:style-name="T88">n</text:span><text:span text:style-name="T121">(y)</text:span><text:span text:style-name="T88">t-</text:span><text:span text:style-name="T115">a</text:span><text:span text:style-name="T88">=f </text:span><text:span text:style-name="T111">Tnw rnp.t</text:span></text:p>
      <text:p text:style-name="P107"><text:span text:style-name="T111">w</text:span><text:span text:style-name="T88">r.w </text:span><text:span text:style-name="T111">n </text:span><text:span text:style-name="T88">xAs.</text:span><text:span text:style-name="T111">t nb iw&lt;</text:span><text:span text:style-name="T127">=sn&gt;</text:span><text:span text:style-name="T111"> m ks</text:span><text:span text:style-name="T133">.</text:span><text:span text:style-name="T111">w m Htp.</text:span><text:span text:style-name="T126">w</text:span><text:span text:style-name="T111"> n bA.</text:span><text:span text:style-name="T126">w</text:span><text:span text:style-name="T123"> </text:span><text:span text:style-name="T88">n Hm</text:span><text:span text:style-name="T112">=f S</text:span><text:span text:style-name="T88">Aa &lt;</text:span><text:span text:style-name="T134">r&gt;</text:span><text:span text:style-name="T112"> </text:span><text:span text:style-name="T88">pHw.w</text:span></text:p>
      <text:p text:style-name="P44"/>
      <text:p text:style-name="P43"/>
      <text:p text:style-name="P97"><text:span text:style-name="T88">Bull </text:span><text:span text:style-name="T101">firm [F 106] of heart </text:span><text:span text:style-name="T96">[</text:span><text:span text:style-name="T208">nfr Hr</text:span><text:span text:style-name="T96">]</text:span><text:span text:style-name="T101">, </text:span><text:span text:style-name="T102">when he </text:span><text:span text:style-name="T104">trot</text:span><text:span text:style-name="T102">s </text:span><text:span text:style-name="T103">[circumstantial?] </text:span><text:span text:style-name="T104">[F 158] </text:span><text:span text:style-name="T103">[into] the arena [variant spelling, F 121],</text:span></text:p>
      <text:p text:style-name="P98"><text:span text:style-name="T103">d</text:span><text:span text:style-name="T88">ivine king </text:span><text:span text:style-name="T106">[indirect genitive] [who] c</text:span><text:span text:style-name="T117">a</text:span><text:span text:style-name="T106">me </text:span><text:span text:style-name="T117">[</text:span><text:span text:style-name="T118">no gemination, so </text:span><text:span text:style-name="T117">perfect participle] </text:span><text:span text:style-name="T106">[in] might like Montu,</text:span></text:p>
      <text:p text:style-name="P99"><text:span text:style-name="T88">Great of s</text:span><text:span text:style-name="T107">trength </text:span><text:span text:style-name="T108">[playful spelling of dual </text:span><text:span text:style-name="T209">-ty</text:span><text:span text:style-name="T108">] </text:span><text:span text:style-name="T119">[leopard heads?] </text:span><text:span text:style-name="T96">[</text:span><text:span text:style-name="T208">nfr Hr</text:span><text:span text:style-name="T96">] </text:span><text:span text:style-name="T198">(4)</text:span><text:span text:style-name="T96"> </text:span><text:span text:style-name="T109">like the son of Nut:</text:span></text:p>
      <text:p text:style-name="P45"/>
      <text:p text:style-name="P100"><text:span text:style-name="T109">S</text:span><text:span text:style-name="T88">o, his majesty [was] </text:span><text:span text:style-name="T116">in</text:span><text:span text:style-name="T88"> Naharin</text:span><text:span text:style-name="T120">a</text:span><text:span text:style-name="T88"> </text:span><text:span text:style-name="T114">like </text:span><text:span text:style-name="T116">[</text:span><text:span text:style-name="T120">that</text:span><text:span text:style-name="T116">] </text:span><text:span text:style-name="T120">of</text:span><text:span text:style-name="T116"> his custom </text:span><text:span text:style-name="T121">[</text:span><text:span text:style-name="T48">cf.</text:span><text:span text:style-name="T121"> H 248] </text:span><text:span text:style-name="T116">each [F 305] year.</text:span></text:p>
      <text:p text:style-name="P101"><text:span text:style-name="T88">[As for] the princes of every foreign land </text:span><text:span text:style-name="T131">[F 185]</text:span><text:span text:style-name="T88">, they </text:span><text:span text:style-name="T128">came in </text:span><text:span text:style-name="T132">prostration</text:span><text:span text:style-name="T133">s</text:span><text:span text:style-name="T132"> [F 287]</text:span><text:span text:style-name="T128">, in peace [“peaces”], </text:span><text:span text:style-name="T129">to the might [</text:span><text:span text:style-name="T210">bA.w</text:span><text:span text:style-name="T129"> = mass noun?] </text:span><text:span text:style-name="T130">of his majesty, </text:span><text:span text:style-name="T134">as far as </text:span><text:span text:style-name="T135">the far north [F 92, last variant spelling].</text:span></text:p>
      <text:p text:style-name="P46"/>
      <text:p text:style-name="P46"/>
      <text:p text:style-name="P22"><text:span text:style-name="T116">1</text:span><text:span text:style-name="T88">2/21/25</text:span></text:p>
      <text:p text:style-name="P50"/>
      <text:p text:style-name="P50"/>
      <text:p text:style-name="P108"><text:span text:style-name="T112">in</text:span><text:span text:style-name="T88">w=</text:span><text:span text:style-name="T112">sn nbw xsb</text:span><text:span text:style-name="T88">d</text:span><text:span text:style-name="T112"> </text:span><text:span text:style-name="T199">(5)</text:span><text:span text:style-name="T112"> mfk</text:span><text:span text:style-name="T88">A.t</text:span><text:span text:style-name="T112"> x</text:span><text:span text:style-name="T124">A.</text:span><text:span text:style-name="T112">w nb </text:span><text:span text:style-name="T124">tA-</text:span><text:span text:style-name="T112">nTr </text:span><text:span text:style-name="T124">Hr</text:span><text:span text:style-name="T112"> </text:span><text:span text:style-name="T124">psD=</text:span><text:span text:style-name="T112">sn</text:span></text:p>
      <text:p text:style-name="P108"><text:span text:style-name="T112">wa nb </text:span><text:span text:style-name="T125">Hr xrp sn</text:span><text:span text:style-name="T112">w=f</text:span></text:p>
      <text:p text:style-name="P109"><text:span text:style-name="T112">a</text:span><text:span text:style-name="T88">Ha rdi</text:span><text:span text:style-name="T145">{.t}</text:span><text:span text:style-name="T88"> </text:span><text:span text:style-name="T145">pA </text:span><text:span text:style-name="T88">wr n B</text:span><text:span text:style-name="T140">xtn in</text:span><text:span text:style-name="T145">.</text:span><text:span text:style-name="T140">t</text:span><text:span text:style-name="T145">w</text:span><text:span text:style-name="T140"> </text:span><text:span text:style-name="T141">in.</text:span><text:span text:style-name="T145">w</text:span><text:span text:style-name="T141">=f</text:span></text:p>
      <text:p text:style-name="P110"><text:span text:style-name="T141">d</text:span><text:span text:style-name="T88">i.n=f </text:span><text:span text:style-name="T142">sA.t=f wr.t </text:span><text:span text:style-name="T146">HAt </text:span><text:span text:style-name="T142">i</text:span><text:span text:style-name="T163">r.w[?]</text:span></text:p>
      <text:p text:style-name="P110"><text:span text:style-name="T142">Hr swAS</text:span><text:span text:style-name="T147">{y}</text:span><text:span text:style-name="T142"> Hm=f</text:span></text:p>
      <text:p text:style-name="P111"><text:span text:style-name="T142">H</text:span><text:span text:style-name="T88">r dbH [</text:span><text:span text:style-name="T148">anx</text:span><text:span text:style-name="T88">] xr=f</text:span></text:p>
      <text:p text:style-name="P111"><text:span text:style-name="T88">wn </text:span><text:span text:style-name="T201">(</text:span><text:span text:style-name="T195">6</text:span><text:span text:style-name="T201">)</text:span><text:span text:style-name="T88"> st nfr</text:span><text:span text:style-name="T150">(.ti?)</text:span><text:span text:style-name="T88"> r </text:span><text:span text:style-name="T149">aA</text:span><text:span text:style-name="T88"> wr Hr ib Hm=f r xt nb</text:span></text:p>
      <text:p text:style-name="P46"/>
      <text:p text:style-name="P46"/>
      <text:p text:style-name="P102"><text:span text:style-name="T116">[</text:span><text:span text:style-name="T88">As for] their tribute [F 22]: </text:span><text:span text:style-name="T136">gold, lapis lazuli, </text:span><text:span text:style-name="T200">(5)</text:span><text:span text:style-name="T139"> </text:span><text:span text:style-name="T136">turq</text:span><text:span text:style-name="T139">u</text:span><text:span text:style-name="T136">oise [F 106], </text:span><text:span text:style-name="T137">every herb [F 183] from the gods’ land </text:span><text:span text:style-name="T159">[were] </text:span><text:span text:style-name="T137">upon their back</text:span><text:span text:style-name="T138">[s].</text:span></text:p>
      <text:p text:style-name="P102"><text:span text:style-name="T159">E</text:span><text:span text:style-name="T160">ach one </text:span><text:span text:style-name="T159">was</text:span><text:span text:style-name="T160"> </text:span><text:span text:style-name="T161">outdoing </text:span><text:span text:style-name="T160">[F 196, “</text:span><text:span text:style-name="T161">getting ahead of”</text:span><text:span text:style-name="T160">] </text:span><text:span text:style-name="T162">his companion.</text:span></text:p>
      <text:p text:style-name="P55">Then the chief of Bakhtan <text:span text:style-name="T227">caused t</text:span><text:span text:style-name="T241">hat</text:span><text:span text:style-name="T227"> his tribute </text:span><text:span text:style-name="T241">be brought.</text:span></text:p>
      <text:p text:style-name="P56">[and] put his eldest daughter <text:span text:style-name="T228">in front of </text:span><text:span text:style-name="T242">[?]</text:span><text:span text:style-name="T229">,</text:span></text:p>
      <text:p text:style-name="P57">[and] was praising [F 216] his majesty,</text:p>
      <text:p text:style-name="P58">[and] was pleading [F 311] [for] [life] from [“upon”] him.</text:p>
      <text:p text:style-name="P59"><text:soft-page-break/>[<text:span text:style-name="T212">wn</text:span><text:span text:style-name="T230"> as </text:span>preterite converter? TLA 550129] <text:span text:style-name="T230">The </text:span><text:span text:style-name="T56">(6)</text:span> woman <text:span text:style-name="T243">had been</text:span><text:span text:style-name="T231"> pleasing [stative?] t</text:span><text:span text:style-name="T232">o the utmost greatness upon his majesty’s heart, </text:span><text:span text:style-name="T233">than any thing [else].</text:span></text:p>
      <text:p text:style-name="P62"/>
      <text:p text:style-name="P61"/>
      <text:p text:style-name="P23"><text:span text:style-name="T116">1</text:span><text:span text:style-name="T88">/</text:span><text:span text:style-name="T158">4</text:span><text:span text:style-name="T88">/2</text:span><text:span text:style-name="T158">6</text:span></text:p>
      <text:p text:style-name="P51"/>
      <text:p text:style-name="P51"/>
      <text:p text:style-name="P112"><text:span text:style-name="T88">aHa.n wd</text:span><text:span text:style-name="T151">n</text:span><text:span text:style-name="T153">(.w)</text:span><text:span text:style-name="T88"> nxb</text:span><text:span text:style-name="T152">(.t)</text:span><text:span text:style-name="T151">=s</text:span><text:span text:style-name="T88"> </text:span><text:span text:style-name="T154">N</text:span><text:span text:style-name="T88">sw.t </text:span><text:span text:style-name="T154">W</text:span><text:span text:style-name="T88">r.t Nfr.w-</text:span><text:span text:style-name="T154">Ra</text:span></text:p>
      <text:p text:style-name="P112"><text:span text:style-name="T155">spr</text:span><text:span text:style-name="T143"> Hm=f </text:span><text:span text:style-name="T144">r Km.t</text:span></text:p>
      <text:p text:style-name="P113"><text:span text:style-name="T144">i</text:span><text:span text:style-name="T164">r.n=s irty nb </text:span><text:span text:style-name="T156">Hm.</text:span><text:span text:style-name="T157">t</text:span><text:span text:style-name="T156">-</text:span><text:span text:style-name="T164">nsw</text:span></text:p>
      <text:p text:style-name="P119"/>
      <text:p text:style-name="P113"><text:span text:style-name="T112">x</text:span><text:span text:style-name="T88">pr </text:span><text:span text:style-name="T165">Hsb.t 15 Smw </text:span><text:span text:style-name="T166">(2)</text:span><text:span text:style-name="T165"> sw 22</text:span></text:p>
      <text:p text:style-name="P114"><text:span text:style-name="T165">i</text:span><text:span text:style-name="T88">sk Hm=f </text:span><text:span text:style-name="T172">m </text:span><text:span text:style-name="T88">WAs.t Nx.t </text:span><text:span text:style-name="T173">@m</text:span><text:span text:style-name="T167">.t </text:span><text:span text:style-name="T173">N</text:span><text:span text:style-name="T167">i</text:span><text:span text:style-name="T168">w.wt</text:span></text:p>
      <text:p text:style-name="P115"><text:span text:style-name="T88">Hr ir</text:span><text:span text:style-name="T174">{</text:span><text:span text:style-name="T88">y</text:span><text:span text:style-name="T174">}&lt;.t&gt;</text:span><text:span text:style-name="T88"> </text:span><text:span text:style-name="T202">(7)</text:span><text:span text:style-name="T179"> </text:span><text:span text:style-name="T88">Hs</text:span><text:span text:style-name="T192">(ty)</text:span><text:span text:style-name="T88"> n </text:span><text:span text:style-name="T175">(i)</text:span><text:span text:style-name="T169">t</text:span><text:span text:style-name="T177">=f</text:span><text:span text:style-name="T169"> Imn-</text:span><text:span text:style-name="T176">Ra </text:span><text:span text:style-name="T169">Nb </text:span><text:span text:style-name="T178">Nsw.t</text:span><text:span text:style-name="T170"> &amp;A.wy</text:span></text:p>
      <text:p text:style-name="P116"><text:span text:style-name="T180">m </text:span><text:span text:style-name="T88">hb=f nfr </text:span><text:span text:style-name="T181">n</text:span><text:span text:style-name="T88"> </text:span><text:span text:style-name="T182">I</text:span><text:span text:style-name="T88">p</text:span><text:span text:style-name="T182">(.t)</text:span><text:span text:style-name="T88"> </text:span><text:span text:style-name="T183">s.t</text:span><text:span text:style-name="T171"> ib=f nt sp tp</text:span></text:p>
      <text:p text:style-name="P117"><text:span text:style-name="T88">i</text:span><text:span text:style-name="T184">i</text:span><text:span text:style-name="T88">.tw r Dd n Hm=f</text:span></text:p>
      <text:p text:style-name="P117"><text:span text:style-name="T88">wn wp.</text:span><text:span text:style-name="T187">(</text:span><text:span text:style-name="T186">wt)</text:span><text:span text:style-name="T88"> ii.n pA wr n Bxt</text:span><text:span text:style-name="T185">n</text:span><text:span text:style-name="T88"> </text:span><text:span text:style-name="T188">iw</text:span><text:span text:style-name="T88"> Xr </text:span><text:span text:style-name="T189">in.</text:span><text:span text:style-name="T188">w</text:span><text:span text:style-name="T88"> </text:span><text:span text:style-name="T188">aS(A)</text:span><text:span text:style-name="T191">{</text:span><text:span text:style-name="T190">t</text:span><text:span text:style-name="T191">}</text:span><text:span text:style-name="T88"> n nsw.t</text:span></text:p>
      <text:p text:style-name="P47"/>
      <text:p text:style-name="P47"/>
      <text:p text:style-name="P65">Then <text:span text:style-name="T234">her titulary [F 138] </text:span><text:span text:style-name="T235">was recorded [F 73] [past passive]: </text:span><text:span text:style-name="T236">Great Queen Neferure.</text:span></text:p>
      <text:p text:style-name="P60">As the king returned <text:span text:style-name="T239">[second tense?]</text:span> to <text:span text:style-name="T237">the Black Lan</text:span><text:span text:style-name="T238">d</text:span>,</text:p>
      <text:p text:style-name="P66"><text:span text:style-name="T239">so she did every doing </text:span><text:span text:style-name="T267">[</text:span><text:span text:style-name="T268">wh</text:span><text:span text:style-name="T269">ich</text:span><text:span text:style-name="T268"> </text:span><text:span text:style-name="T267">noun </text:span><text:span text:style-name="T268">form?</text:span><text:span text:style-name="T267">] </text:span><text:span text:style-name="T239">of a king’s wife </text:span><text:span text:style-name="T240">[direct genitive]</text:span><text:span text:style-name="T239">.</text:span></text:p>
      <text:p text:style-name="P66"/>
      <text:p text:style-name="P66">It happened <text:span text:style-name="T244">in regnal year 15, month 2 [playful spelling], </text:span><text:span text:style-name="T245">day 22,</text:span></text:p>
      <text:p text:style-name="P68"><text:span text:style-name="T270">lo</text:span> [“non-enclitic” particle, TLA 31760; see also F 30], <text:span text:style-name="T246">his majesty </text:span><text:span text:style-name="T247">[was] in </text:span><text:span text:style-name="T271">Mighty </text:span><text:span text:style-name="T247">Thebes, </text:span><text:span text:style-name="T249">Wife</text:span><text:span text:style-name="T248"> of </text:span><text:span text:style-name="T250">the </text:span><text:span text:style-name="T248">Cities,</text:span></text:p>
      <text:p text:style-name="P69">[and] was doing <text:span text:style-name="T57">(7)</text:span><text:span text:style-name="T257"> </text:span><text:span text:style-name="T251">the rit</text:span><text:span text:style-name="T252">e</text:span><text:span text:style-name="T251">s </text:span><text:span text:style-name="T276">[F 177] </text:span><text:span text:style-name="T252">for </text:span><text:span text:style-name="T253">his father [</text:span><text:span text:style-name="T213">f</text:span><text:span text:style-name="T253"> for both </text:span><text:span text:style-name="T213">it</text:span><text:span text:style-name="T253"> and </text:span><text:span text:style-name="T213">=f</text:span><text:span text:style-name="T253">?], </text:span><text:span text:style-name="T254">Amun-Re, </text:span><text:span text:style-name="T255">Lord </text:span><text:span text:style-name="T256">of Thrones of the Two Lands [TLA 26200],</text:span></text:p>
      <text:p text:style-name="P70">in his fine feast <text:span text:style-name="T258">of Luxor</text:span><text:span text:style-name="T258"><text:note text:id="ftn4" text:note-class="footnote"><text:note-citation>4</text:note-citation><text:note-body><text:p text:style-name="P128"><text:span text:style-name="T205">Ip</text:span><text:span text:style-name="T214">(.t)</text:span> = Ipet = “The Adyton”.</text:p></text:note-body></text:note></text:span><text:span text:style-name="T258"> </text:span><text:span text:style-name="T272">[F 16]</text:span><text:span text:style-name="T258">, </text:span><text:span text:style-name="T259">his heart’s place [direct genitive] </text:span><text:span text:style-name="T260">since [“from”] the </text:span><text:span text:style-name="T273">beginning of time [“foremost</text:span><text:span text:style-name="T260"> time”</text:span><text:span text:style-name="T259">]</text:span><text:span text:style-name="T260">,</text:span></text:p>
      <text:p text:style-name="P71">[when] one came to say to his majesty:</text:p>
      <text:p text:style-name="P72">There <text:span text:style-name="T263">was </text:span><text:span text:style-name="T264">[preterite converter? TLA 550129]</text:span> a <text:span text:style-name="T262">messenger</text:span><text:span text:style-name="T261"> [F 17, 60] </text:span><text:span text:style-name="T262">of the chief of Bakhtan </text:span><text:span text:style-name="T275">that</text:span><text:span text:style-name="T274"> came</text:span><text:span text:style-name="T262">, </text:span><text:span text:style-name="T274">with[?]</text:span><text:span text:style-name="T265"> numerous [F 49] presents have come for the queen.</text:span></text:p>
      <text:p text:style-name="P66"/>
      <text:p text:style-name="P63"/>
      <text:p text:style-name="P24"><text:span text:style-name="T116">1</text:span><text:span text:style-name="T88">/</text:span><text:span text:style-name="T171">18</text:span><text:span text:style-name="T88">/2</text:span><text:span text:style-name="T158">6</text:span></text:p>
      <text:p text:style-name="P52"/>
      <text:p text:style-name="P52"/>
      <text:p text:style-name="P120">aHa.n ms<text:span text:style-name="T287">(.w)</text:span><text:span text:style-name="T314">[?]</text:span>=f <text:span text:style-name="T58">(8)</text:span><text:span text:style-name="T277"> m-b</text:span><text:span text:style-name="T288">AH</text:span><text:span text:style-name="T277"> </text:span><text:span text:style-name="T278">Hm=f </text:span><text:span text:style-name="T279">Hna in.w=f</text:span></text:p>
      <text:p text:style-name="P121">Dd=f m <text:span text:style-name="T294">swAS</text:span> Hm=f</text:p>
      <text:p text:style-name="P122">iw n=k <text:span text:style-name="T297">Ra</text:span> n PDt 9 <text:span text:style-name="T298">i</text:span>m<text:span text:style-name="T298">i</text:span> nn anx <text:span text:style-name="T298">x</text:span>r=k</text:p>
      <text:p text:style-name="P123">aHa.n Dd=f sn-<text:span text:style-name="T296">tA</text:span> <text:span text:style-name="T290">m-</text:span>b<text:span text:style-name="T289">A</text:span>H Hm=f <text:span text:style-name="T299">wH</text:span><text:span text:style-name="T280">m=f Dd xr Hm=f</text:span></text:p>
      <text:p text:style-name="P124">ii<text:span text:style-name="T305">=i </text:span>n=k <text:s/>it- <text:span text:style-name="T59">(9)</text:span><text:span text:style-name="T281"> -</text:span>y <text:span text:style-name="T282">nb Hr </text:span><text:span text:style-name="T302">Bn</text:span><text:span text:style-name="T282">t</text:span><text:span text:style-name="T302">rS</text:span><text:span text:style-name="T282"> </text:span><text:span text:style-name="T303">sn</text:span><text:span text:style-name="T282">w.t </text:span><text:span text:style-name="T304">kt n Hm.</text:span><text:span text:style-name="T283">t-nsw Nfr.w-Ra</text:span></text:p>
      <text:p text:style-name="P124"><text:span text:style-name="T283">mn </text:span><text:span text:style-name="T310">Abx(.w)</text:span><text:span text:style-name="T284"> m H</text:span><text:span text:style-name="T310">aw</text:span><text:span text:style-name="T284">=s</text:span></text:p>
      <text:p text:style-name="P49"/>
      <text:p text:style-name="P48"/>
      <text:p text:style-name="P73">Then <text:span text:style-name="T288">he was </text:span><text:span text:style-name="T312">brought </text:span><text:span text:style-name="T288">[</text:span><text:span text:style-name="T319">F 116</text:span><text:span text:style-name="T288">] (8) </text:span><text:span text:style-name="T292">before [“</text:span><text:span text:style-name="T288">into </text:span><text:span text:style-name="T291">the </text:span><text:span text:style-name="T293">potency</text:span><text:span text:style-name="T291"> of”</text:span><text:span text:style-name="T292">] </text:span><text:span text:style-name="T336">[F 77–78]</text:span><text:span text:style-name="T291"> his majesty, with </text:span><text:span text:style-name="T294">his gifts,</text:span></text:p>
      <text:p text:style-name="P74">[and] he said, <text:span text:style-name="T295">in praising [F 216] his majesty,</text:span></text:p>
      <text:p text:style-name="P75"><text:soft-page-break/>Hail to you, Re of the Nine Bows! Give us life from you!</text:p>
      <text:p text:style-name="P76">Then he <text:span text:style-name="T300">spoke </text:span><text:span text:style-name="T301">[tribute]</text:span><text:span text:style-name="T300">, </text:span><text:span text:style-name="T316">kissin</text:span><text:span text:style-name="T300">g the </text:span>earth <text:span text:style-name="T317">[TLA 888530] </text:span><text:span text:style-name="T306">[typo for </text:span><text:span text:style-name="T215">tA</text:span><text:span text:style-name="T306"> in De Buck?] </text:span>before his majesty, <text:span text:style-name="T301">[and] he continued, saying to his majesty:</text:span></text:p>
      <text:p text:style-name="P77">I have come to <text:span text:style-name="T307">you, sovereign, lord, on [account of] Bentresh, </text:span><text:span text:style-name="T308">the younger [“other”] daughter </text:span><text:span text:style-name="T309">of the king’s wife Neferure.</text:span></text:p>
      <text:p text:style-name="P78">Illness has seized [F 2] her body.</text:p>
      <text:p text:style-name="P67"/>
      <text:p text:style-name="P64"/>
      <text:p text:style-name="P25"><text:span text:style-name="T193">2</text:span><text:span text:style-name="T88">/</text:span><text:span text:style-name="T193">1</text:span><text:span text:style-name="T88">/2</text:span><text:span text:style-name="T158">6</text:span></text:p>
      <text:p text:style-name="P53"/>
      <text:p text:style-name="P53"/>
      <text:p text:style-name="P125">i<text:span text:style-name="T322">m</text:span><text:span text:style-name="T315">{</text:span><text:span text:style-name="T311">t</text:span><text:span text:style-name="T315">}</text:span><text:span text:style-name="T313">[?]</text:span><text:span text:style-name="T311"> wD</text:span><text:span text:style-name="T285"> Hm=k rx-</text:span><text:span text:style-name="T320">(</text:span><text:span text:style-name="T311">i</text:span><text:span text:style-name="T320">)</text:span><text:span text:style-name="T285">x.t r mA=s</text:span></text:p>
      <text:p text:style-name="P126">aHa Dd.n Hm=f</text:p>
      <text:p text:style-name="P137">in <text:span text:style-name="T324">n=i</text:span> T<text:span text:style-name="T326">t(iw)</text:span> nt pr-anx <text:span text:style-name="T327">qnb.(w)t</text:span> <text:span text:style-name="T61">(10)</text:span><text:span text:style-name="T286"> n</text:span><text:span text:style-name="T327">T</text:span><text:span text:style-name="T286"> Tnw</text:span></text:p>
      <text:p text:style-name="P137"><text:span text:style-name="T332">s</text:span><text:span text:style-name="T337">TA.</text:span><text:span text:style-name="T331">n=f </text:span><text:span text:style-name="T332">H</text:span><text:span text:style-name="T337">r-</text:span><text:span text:style-name="T332">a</text:span><text:span text:style-name="T337">(wy)</text:span></text:p>
      <text:p text:style-name="P136">Dd Hm=f</text:p>
      <text:p text:style-name="P138"><text:span text:style-name="T339">mt(n)</text:span> <text:span text:style-name="T339">rti </text:span><text:span text:style-name="T342">(tw)</text:span> aS<text:span text:style-name="T341">{t}</text:span>.tw n <text:span text:style-name="T343">{</text:span><text:span text:style-name="T342">t</text:span><text:span text:style-name="T343">}&lt;T&gt;</text:span>n r sDm<text:span text:style-name="T340">=</text:span>tn mdw Tn</text:p>
      <text:p text:style-name="P139">isk in <text:span text:style-name="T345">n</text:span>=i <text:span text:style-name="T344">Hm</text:span>w.t m ib=f sS m <text:span text:style-name="T347">Dbaw</text:span><text:span text:style-name="T333">=f m q</text:span><text:span text:style-name="T351">(A)</text:span><text:span text:style-name="T333">b=tn</text:span></text:p>
      <text:p text:style-name="P140">ii pw &lt;i<text:span text:style-name="T362">r</text:span>&gt; n sS <text:span text:style-name="T54">(11)</text:span> <text:span text:style-name="T352">n</text:span>sw tn +<text:span text:style-name="T353">H</text:span>wt<text:span text:style-name="T353">y-</text:span>m-<text:span text:style-name="T354">@b</text:span><text:span text:style-name="T334"> m-b</text:span><text:span text:style-name="T335">A</text:span><text:span text:style-name="T334">H Hm=f</text:span></text:p>
      <text:p text:style-name="P141"><text:span text:style-name="T359">w</text:span>D.n Hm=f Smy=f r Bxtn Hna wp.<text:span text:style-name="T361">(wt)</text:span> pn</text:p>
      <text:p text:style-name="P142">spr pw ir n <text:span text:style-name="T285">rx-</text:span><text:span text:style-name="T320">(</text:span><text:span text:style-name="T311">i</text:span><text:span text:style-name="T320">)</text:span><text:span text:style-name="T285">x.t </text:span>r Bxtn</text:p>
      <text:p text:style-name="P143"><text:span text:style-name="T365">gm</text:span>.n=f <text:span text:style-name="T366">B</text:span>nt<text:span text:style-name="T366">rS</text:span> m sxr <text:span text:style-name="T367">X</text:span>r ax.<text:span text:style-name="T368">yw</text:span></text:p>
      <text:p text:style-name="P136"/>
      <text:p text:style-name="P129"/>
      <text:p text:style-name="P132">O<text:span text:style-name="T318"> [that] your majesty </text:span><text:span text:style-name="T322">[would] </text:span><text:span text:style-name="T318">command a wise man [</text:span><text:span text:style-name="T321">missing determinative? F 151</text:span><text:span text:style-name="T318">] </text:span><text:span text:style-name="T320">to </text:span><text:span text:style-name="T323">inspect [F 100] her.</text:span></text:p>
      <text:p text:style-name="P133">Then his majesty spoke:</text:p>
      <text:p text:style-name="P134">Bring <text:span text:style-name="T325">to me </text:span><text:span text:style-name="T326">the staff [TLA 177470] of the temple [“house of life”], </text:span><text:span text:style-name="T328">the councils </text:span><text:span text:style-name="T329">[F 280] </text:span><text:span text:style-name="T60">(10)</text:span><text:span text:style-name="T330"> </text:span><text:span text:style-name="T328">of the residence.</text:span></text:p>
      <text:p text:style-name="P148">They were ushered in [F 255] immediately [F 175].</text:p>
      <text:p text:style-name="P149"><text:span text:style-name="T338">Spoke h</text:span>is majesty:</text:p>
      <text:p text:style-name="P150">Look, <text:span text:style-name="T342">it was caused that you were summoned [F 48] </text:span><text:span text:style-name="T343">to this, in order</text:span><text:span text:style-name="T342"> that you </text:span><text:span text:style-name="T343">hear [prospective] these words.</text:span></text:p>
      <text:p text:style-name="P151">Now, bring to me <text:span text:style-name="T346">a </text:span><text:span text:style-name="T348">craftsman </text:span><text:span text:style-name="T346">[F 170] </text:span><text:span text:style-name="T349">in</text:span><text:span text:style-name="T348"> his heart</text:span><text:span text:style-name="T346">, </text:span><text:span text:style-name="T348">a scribe in his fingers, </text:span><text:span text:style-name="T350">[from] within your midst [F 275].</text:span></text:p>
      <text:p text:style-name="P152">There was a coming by a <text:span text:style-name="T354">royal</text:span> <text:span text:style-name="T62">(11)</text:span><text:span text:style-name="T358"> </text:span>scribe, <text:span text:style-name="T354">this </text:span><text:span text:style-name="T355">Thothemheb [</text:span><text:span text:style-name="T356">Hb</text:span><text:span text:style-name="T355"> on F 167], </text:span><text:span text:style-name="T357">before his majesty.</text:span></text:p>
      <text:p text:style-name="P153">His majesty commanded that he go forth to Bakhtan <text:span text:style-name="T360">with this messenger.</text:span></text:p>
      <text:p text:style-name="P154">There was an arrival <text:span text:style-name="T363">by this wise man </text:span><text:span text:style-name="T364">to Bakhtan,</text:span></text:p>
      <text:p text:style-name="P155">[where] he found Bentresh in the state [F 242–243] of [being] upon <text:span text:style-name="T369">spirits </text:span><text:span text:style-name="T370">[F 4]</text:span><text:span text:style-name="T369">.</text:span></text:p>
      <text:p text:style-name="P147"/>
      <text:p text:style-name="P134"/>
      <text:p text:style-name="P131"/>
      <text:p text:style-name="P26"><text:span text:style-name="T193">2</text:span><text:span text:style-name="T88">/</text:span><text:span text:style-name="T193">1</text:span><text:span text:style-name="T194">5</text:span><text:span text:style-name="T88">/2</text:span><text:span text:style-name="T158">6</text:span></text:p>
      <text:p text:style-name="P54"/>
      <text:p text:style-name="P54"/>
      <text:p text:style-name="P144"><text:span text:style-name="T371">gm</text:span>.n=f <text:span text:style-name="T54">(12)</text:span> sw <text:span text:style-name="T372">xry </text:span><text:span text:style-name="T373">n aHA Hna=f</text:span></text:p>
      <text:p text:style-name="P145">wn wr n Bxtn <text:span text:style-name="T374">wH</text:span><text:span text:style-name="T376">[</text:span><text:span text:style-name="T374">m=f h</text:span><text:span text:style-name="T375">(A)</text:span><text:span text:style-name="T374">b </text:span><text:span text:style-name="T375">m-bAH</text:span><text:span text:style-name="T376">]</text:span><text:span text:style-name="T375"> Hm=f </text:span><text:span text:style-name="T376">m Dd</text:span></text:p>
      <text:p text:style-name="P130"/>
      <text:p text:style-name="P130"/>
      <text:p text:style-name="P156">He found him an enemy [F 195] <text:span text:style-name="T373">for fight[ing] with hi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6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1044</meta:editing-cycles>
    <meta:print-date>2025-02-09T21:44:00</meta:print-date>
    <meta:creation-date>2025-01-12T21:03:00</meta:creation-date>
    <dc:date>2026-02-01T00:54:06.591094764</dc:date>
    <meta:editing-duration>P5DT8H11M40S</meta:editing-duration>
    <meta:generator>LibreOffice/7.3.7.2$Linux_X86_64 LibreOffice_project/30$Build-2</meta:generator>
    <meta:document-statistic meta:table-count="1" meta:image-count="0" meta:object-count="0" meta:page-count="6" meta:paragraph-count="151" meta:word-count="1467" meta:character-count="8192" meta:non-whitespace-character-count="6870"/>
    <meta:user-defined meta:name="AppVersion">16.0000</meta:user-defined>
    <meta:template xlink:type="simple" xlink:actuate="onRequest" xlink:title="Normal" xlink:href=""/>
  </office:meta>
</office:document-meta>
</file>